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50000002E1D97971F3428AD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886" officeooo:paragraph-rsid="00075886"/>
    </style:style>
    <style:style style:name="P2" style:family="paragraph" style:parent-style-name="Standard">
      <style:text-properties officeooo:rsid="0009e28e" officeooo:paragraph-rsid="0009e28e"/>
    </style:style>
    <style:style style:name="P3" style:family="paragraph" style:parent-style-name="Text_20_body">
      <style:text-properties officeooo:rsid="0009e28e" officeooo:paragraph-rsid="0009e28e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font-weight="normal"/>
    </style:style>
    <style:style style:name="T5" style:family="text">
      <style:text-properties fo:color="#569cd6"/>
    </style:style>
    <style:style style:name="T6" style:family="text">
      <style:text-properties fo:color="#569cd6" style:font-name="Droid Sans Mono" fo:font-size="10.5pt" fo:font-weight="normal"/>
    </style:style>
    <style:style style:name="T7" style:family="text">
      <style:text-properties fo:color="#dcdcaa"/>
    </style:style>
    <style:style style:name="T8" style:family="text">
      <style:text-properties fo:color="#dcdcaa" style:font-name="Droid Sans Mono" fo:font-size="10.5pt" fo:font-weight="normal"/>
    </style:style>
    <style:style style:name="T9" style:family="text">
      <style:text-properties fo:color="#6a9955"/>
    </style:style>
    <style:style style:name="T10" style:family="text">
      <style:text-properties fo:color="#6a9955" style:font-name="Droid Sans Mono" fo:font-size="10.5pt" fo:font-weight="normal"/>
    </style:style>
    <style:style style:name="T11" style:family="text">
      <style:text-properties fo:color="#6a9955" style:font-name-asian="Droid Sans Mono" style:font-size-asian="10.5pt" style:font-weight-asian="normal"/>
    </style:style>
    <style:style style:name="T12" style:family="text">
      <style:text-properties fo:color="#b5cea8"/>
    </style:style>
    <style:style style:name="T13" style:family="text">
      <style:text-properties fo:color="#b5cea8" style:font-name="Droid Sans Mono" fo:font-size="10.5pt" fo:font-weight="normal"/>
    </style:style>
    <style:style style:name="T14" style:family="text">
      <style:text-properties style:font-name="Droid Sans Mono" fo:font-size="10.5pt" fo:font-weight="normal"/>
    </style:style>
    <style:style style:name="T15" style:family="text">
      <style:text-properties fo:color="#d7ba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.txt</text:p>
      <text:p text:style-name="P1">16231037</text:p>
      <text:p text:style-name="P1">key.txt</text:p>
      <text:p text:style-name="P1">0001011000100011000100000101000000000000000000000000000000000000</text:p>
      <text:p text:style-name="P1">result.txt</text:p>
      <text:p text:style-name="P1">16231037</text:p>
      <text:p text:style-name="P1"><draw:frame draw:style-name="fr1" draw:name="Image1" text:anchor-type="paragraph" svg:width="6.9252in" svg:height="0.4035in" draw:z-index="0"><draw:image xlink:href="Pictures/10000201000003150000002E1D97971F3428ADAF.png" xlink:type="simple" xlink:show="embed" xlink:actuate="onLoad" loext:mime-type="image/png"/></draw:frame></text:p>
      <text:p text:style-name="P2">RSA</text:p>
      <text:p text:style-name="Text_20_body"><text:span text:style-name="T1">#include</text:span><text:span text:style-name="T3">&lt;stdio.h&gt;</text:span></text:p>
      <text:p text:style-name="Text_20_body"><text:span text:style-name="T5">int</text:span> <text:span text:style-name="T7">PublicKey</text:span>(<text:span text:style-name="T5">int</text:span> p, <text:span text:style-name="T5">int</text:span> q){</text:p>
      <text:p text:style-name="Text_20_body"><text:span text:style-name="T1">return</text:span> p*q; <text:span text:style-name="T9">//the public key</text:span></text:p>
      <text:p text:style-name="Text_20_body">}</text:p>
      <text:p text:style-name="Text_20_body"/>
      <text:p text:style-name="Text_20_body"><text:span text:style-name="T5">int</text:span> <text:span text:style-name="T7">DetermineField</text:span>(<text:span text:style-name="T5">int</text:span> p, <text:span text:style-name="T5">int</text:span> q){</text:p>
      <text:p text:style-name="Text_20_body"><text:span text:style-name="T1">return</text:span> (p-<text:span text:style-name="T12">1</text:span>)*(q-<text:span text:style-name="T12">1</text:span>);</text:p>
      <text:p text:style-name="Text_20_body">}</text:p>
      <text:p text:style-name="Text_20_body"/>
      <text:p text:style-name="Text_20_body"><text:span text:style-name="T5">int</text:span> <text:span text:style-name="T7">PrivateKey</text:span>(<text:span text:style-name="T5">int</text:span> e, <text:span text:style-name="T5">int</text:span> f){</text:p>
      <text:p text:style-name="Text_20_body"><text:span text:style-name="T5">int</text:span> k=<text:span text:style-name="T12">0</text:span>;</text:p>
      <text:p text:style-name="Text_20_body"><text:span text:style-name="T1">while</text:span>(<text:span text:style-name="T12">1</text:span>){</text:p>
      <text:p text:style-name="Text_20_body"><text:span text:style-name="T1">if</text:span>((k*f+<text:span text:style-name="T12">1</text:span>)/e&gt;=f) <text:span text:style-name="T1">break</text:span>;</text:p>
      <text:p text:style-name="Text_20_body"><text:span text:style-name="T1">else</text:span>{</text:p>
      <text:p text:style-name="Text_20_body"><text:span text:style-name="T1">if</text:span>((k*f+<text:span text:style-name="T12">1</text:span>)%e==<text:span text:style-name="T12">0</text:span>) <text:span text:style-name="T1">return</text:span> (k*f+<text:span text:style-name="T12">1</text:span>)/e;</text:p>
      <text:p text:style-name="Text_20_body">k++;</text:p>
      <text:p text:style-name="Text_20_body">}</text:p>
      <text:p text:style-name="Text_20_body">}</text:p>
      <text:p text:style-name="Text_20_body"><text:span text:style-name="T1">return</text:span> -<text:span text:style-name="T12">1</text:span>; <text:span text:style-name="T9">//if privatekey is -1, it means that this codeblock doesn't work</text:span></text:p>
      <text:p text:style-name="Text_20_body">}</text:p>
      <text:p text:style-name="Text_20_body"/>
      <text:p text:style-name="Text_20_body"><text:span text:style-name="T5">int</text:span> <text:span text:style-name="T7">encryption</text:span>(<text:span text:style-name="T5">int</text:span> m, <text:span text:style-name="T5">int</text:span> e, <text:span text:style-name="T5">int</text:span> n){</text:p>
      <text:p text:style-name="Text_20_body"><text:span text:style-name="T5">int</text:span> i=e,sum=<text:span text:style-name="T12">1</text:span>;</text:p>
      <text:p text:style-name="Text_20_body"><text:soft-page-break/><text:span text:style-name="T1">for</text:span>(i=e;i&gt;<text:span text:style-name="T12">0</text:span>;i--){</text:p>
      <text:p text:style-name="Text_20_body">sum = (sum*m)%n;</text:p>
      <text:p text:style-name="Text_20_body">}</text:p>
      <text:p text:style-name="Text_20_body"><text:span text:style-name="T1">return</text:span> sum%n;</text:p>
      <text:p text:style-name="Text_20_body">}</text:p>
      <text:p text:style-name="Text_20_body"/>
      <text:p text:style-name="Text_20_body"><text:span text:style-name="T5">int</text:span> <text:span text:style-name="T7">decryption</text:span>(<text:span text:style-name="T5">int</text:span> cipher, <text:span text:style-name="T5">int</text:span> n, <text:span text:style-name="T5">int</text:span> d){</text:p>
      <text:p text:style-name="Text_20_body"><text:span text:style-name="T5">int</text:span> i=d,sum=<text:span text:style-name="T12">1</text:span>;</text:p>
      <text:p text:style-name="Text_20_body"><text:span text:style-name="T1">for</text:span>(i=d;i&gt;<text:span text:style-name="T12">0</text:span>;i--){</text:p>
      <text:p text:style-name="Text_20_body"><text:span text:style-name="T14">sum = (sum*cipher)%n;</text:span><text:span text:style-name="T10">//</text:span><text:span text:style-name="T11">积的取余等于取余的积的取余</text:span></text:p>
      <text:p text:style-name="Text_20_body">}</text:p>
      <text:p text:style-name="Text_20_body"><text:span text:style-name="T1">return</text:span> sum%n;</text:p>
      <text:p text:style-name="Text_20_body">}</text:p>
      <text:p text:style-name="Text_20_body"/>
      <text:p text:style-name="Text_20_body"><text:span text:style-name="T5">int</text:span> <text:span text:style-name="T7">main</text:span>(){</text:p>
      <text:p text:style-name="Text_20_body"><text:span text:style-name="T5">int</text:span> p=<text:span text:style-name="T12">23</text:span>,q=<text:span text:style-name="T12">11</text:span>,e=<text:span text:style-name="T12">7</text:span>,n=<text:span text:style-name="T12">0</text:span>,f=<text:span text:style-name="T12">0</text:span>,d=<text:span text:style-name="T12">0</text:span>,result = <text:span text:style-name="T12">0</text:span>, cipher = <text:span text:style-name="T12">0</text:span>, m=<text:span text:style-name="T12">27</text:span>;</text:p>
      <text:p text:style-name="Text_20_body">n = <text:span text:style-name="T7">PublicKey</text:span>(p,q);</text:p>
      <text:p text:style-name="Text_20_body">f = <text:span text:style-name="T7">DetermineField</text:span>(p,q);</text:p>
      <text:p text:style-name="Text_20_body">d = <text:span text:style-name="T7">PrivateKey</text:span>(e,f);</text:p>
      <text:p text:style-name="Text_20_body">cipher = <text:span text:style-name="T7">encryption</text:span>(m,e,n);</text:p>
      <text:p text:style-name="Text_20_body">result = <text:span text:style-name="T7">decryption</text:span>(cipher, n, d);</text:p>
      <text:p text:style-name="Text_20_body"><text:span text:style-name="T7">printf</text:span>(<text:span text:style-name="T3">"n=%d f=%d d=%d cipher = %d, result = %d</text:span><text:span text:style-name="T15">\n</text:span><text:span text:style-name="T3">"</text:span>, n,f,d,cipher,result);</text:p>
      <text:p text:style-name="Text_20_body"><text:span text:style-name="T1">return</text:span> <text:span text:style-name="T12">0</text:span>;</text:p>
      <text:p text:style-name="Text_20_body">}</text:p>
      <text:p text:style-name="P3">DES</text:p>
      <text:p text:style-name="Text_20_body"><text:span text:style-name="T1">#include</text:span><text:span text:style-name="T5"> </text:span><text:span text:style-name="T3">&lt;stdio.h&gt;</text:span></text:p>
      <text:p text:style-name="Text_20_body"><text:span text:style-name="T1">#include</text:span><text:span text:style-name="T5"> </text:span><text:span text:style-name="T3">&lt;stdlib.h&gt;</text:span></text:p>
      <text:p text:style-name="Text_20_body"><text:span text:style-name="T1">#include</text:span><text:span text:style-name="T5"> </text:span><text:span text:style-name="T3">&lt;ctype.h&gt;</text:span></text:p>
      <text:p text:style-name="Text_20_body"><text:span text:style-name="T1">#include</text:span><text:span text:style-name="T5"> </text:span><text:span text:style-name="T3">&lt;math.h&gt;</text:span></text:p>
      <text:p text:style-name="Text_20_body"><text:span text:style-name="T1">#include</text:span><text:span text:style-name="T5"> </text:span><text:span text:style-name="T3">&lt;time.h&gt;</text:span></text:p>
      <text:p text:style-name="Text_20_body"><text:soft-page-break/></text:p>
      <text:p text:style-name="Text_20_body"><text:span text:style-name="T5">int</text:span> IP[] = </text:p>
      <text:p text:style-name="Text_20_body">{</text:p>
      <text:p text:style-name="Text_20_body">     <text:span text:style-name="T13">58</text:span><text:span text:style-name="T14">, </text:span><text:span text:style-name="T13">50</text:span><text:span text:style-name="T14">, </text:span><text:span text:style-name="T13">42</text:span><text:span text:style-name="T14">, </text:span><text:span text:style-name="T13">34</text:span><text:span text:style-name="T14">, </text:span><text:span text:style-name="T13">26</text:span><text:span text:style-name="T14">, </text:span><text:span text:style-name="T13">18</text:span><text:span text:style-name="T14">, </text:span><text:span text:style-name="T13">10</text:span><text:span text:style-name="T14">, </text:span><text:span text:style-name="T13">2</text:span><text:span text:style-name="T14">,</text:span></text:p>
      <text:p text:style-name="Text_20_body">     <text:span text:style-name="T13">60</text:span><text:span text:style-name="T14">, </text:span><text:span text:style-name="T13">52</text:span><text:span text:style-name="T14">, </text:span><text:span text:style-name="T13">44</text:span><text:span text:style-name="T14">, </text:span><text:span text:style-name="T13">36</text:span><text:span text:style-name="T14">, </text:span><text:span text:style-name="T13">28</text:span><text:span text:style-name="T14">, </text:span><text:span text:style-name="T13">20</text:span><text:span text:style-name="T14">, </text:span><text:span text:style-name="T13">12</text:span><text:span text:style-name="T14">, </text:span><text:span text:style-name="T13">4</text:span><text:span text:style-name="T14">,</text:span></text:p>
      <text:p text:style-name="Text_20_body">     <text:span text:style-name="T13">62</text:span><text:span text:style-name="T14">, </text:span><text:span text:style-name="T13">54</text:span><text:span text:style-name="T14">, </text:span><text:span text:style-name="T13">46</text:span><text:span text:style-name="T14">, </text:span><text:span text:style-name="T13">38</text:span><text:span text:style-name="T14">, </text:span><text:span text:style-name="T13">30</text:span><text:span text:style-name="T14">, </text:span><text:span text:style-name="T13">22</text:span><text:span text:style-name="T14">, </text:span><text:span text:style-name="T13">14</text:span><text:span text:style-name="T14">, </text:span><text:span text:style-name="T13">6</text:span><text:span text:style-name="T14">,</text:span></text:p>
      <text:p text:style-name="Text_20_body">     <text:span text:style-name="T13">64</text:span><text:span text:style-name="T14">, </text:span><text:span text:style-name="T13">56</text:span><text:span text:style-name="T14">, </text:span><text:span text:style-name="T13">48</text:span><text:span text:style-name="T14">, </text:span><text:span text:style-name="T13">40</text:span><text:span text:style-name="T14">, </text:span><text:span text:style-name="T13">32</text:span><text:span text:style-name="T14">, </text:span><text:span text:style-name="T13">24</text:span><text:span text:style-name="T14">, </text:span><text:span text:style-name="T13">16</text:span><text:span text:style-name="T14">, </text:span><text:span text:style-name="T13">8</text:span><text:span text:style-name="T14">,</text:span></text:p>
      <text:p text:style-name="Text_20_body">     <text:span text:style-name="T13">57</text:span><text:span text:style-name="T14">, </text:span><text:span text:style-name="T13">49</text:span><text:span text:style-name="T14">, </text:span><text:span text:style-name="T13">41</text:span><text:span text:style-name="T14">, </text:span><text:span text:style-name="T13">33</text:span><text:span text:style-name="T14">, </text:span><text:span text:style-name="T13">25</text:span><text:span text:style-name="T14">, </text:span><text:span text:style-name="T13">17</text:span><text:span text:style-name="T14">, </text:span><text:span text:style-name="T13">9</text:span><text:span text:style-name="T14">, </text:span><text:span text:style-name="T13">1</text:span><text:span text:style-name="T14">,</text:span></text:p>
      <text:p text:style-name="Text_20_body">     <text:span text:style-name="T13">59</text:span><text:span text:style-name="T14">, </text:span><text:span text:style-name="T13">51</text:span><text:span text:style-name="T14">, </text:span><text:span text:style-name="T13">43</text:span><text:span text:style-name="T14">, </text:span><text:span text:style-name="T13">35</text:span><text:span text:style-name="T14">, </text:span><text:span text:style-name="T13">27</text:span><text:span text:style-name="T14">, </text:span><text:span text:style-name="T13">19</text:span><text:span text:style-name="T14">, </text:span><text:span text:style-name="T13">11</text:span><text:span text:style-name="T14">, </text:span><text:span text:style-name="T13">3</text:span><text:span text:style-name="T14">,</text:span></text:p>
      <text:p text:style-name="Text_20_body">     <text:span text:style-name="T13">61</text:span><text:span text:style-name="T14">, </text:span><text:span text:style-name="T13">53</text:span><text:span text:style-name="T14">, </text:span><text:span text:style-name="T13">45</text:span><text:span text:style-name="T14">, </text:span><text:span text:style-name="T13">37</text:span><text:span text:style-name="T14">, </text:span><text:span text:style-name="T13">29</text:span><text:span text:style-name="T14">, </text:span><text:span text:style-name="T13">21</text:span><text:span text:style-name="T14">, </text:span><text:span text:style-name="T13">13</text:span><text:span text:style-name="T14">, </text:span><text:span text:style-name="T13">5</text:span><text:span text:style-name="T14">,</text:span></text:p>
      <text:p text:style-name="Text_20_body">     <text:span text:style-name="T13">63</text:span><text:span text:style-name="T14">, </text:span><text:span text:style-name="T13">55</text:span><text:span text:style-name="T14">, </text:span><text:span text:style-name="T13">47</text:span><text:span text:style-name="T14">, </text:span><text:span text:style-name="T13">39</text:span><text:span text:style-name="T14">, </text:span><text:span text:style-name="T13">31</text:span><text:span text:style-name="T14">, </text:span><text:span text:style-name="T13">23</text:span><text:span text:style-name="T14">, </text:span><text:span text:style-name="T13">15</text:span><text:span text:style-name="T14">, </text:span><text:span text:style-name="T13">7</text:span></text:p>
      <text:p text:style-name="Text_20_body">};</text:p>
      <text:p text:style-name="Text_20_body"/>
      <text:p text:style-name="Text_20_body"><text:span text:style-name="T5">int</text:span> E[] = </text:p>
      <text:p text:style-name="Text_20_body">{</text:p>
      <text:p text:style-name="Text_20_body">     <text:span text:style-name="T13">32</text:span><text:span text:style-name="T14">, </text:span><text:span text:style-name="T13">1</text:span><text:span text:style-name="T14">, </text:span><text:span text:style-name="T13">2</text:span><text:span text:style-name="T14">, </text:span><text:span text:style-name="T13">3</text:span><text:span text:style-name="T14">, </text:span><text:span text:style-name="T13">4</text:span><text:span text:style-name="T14">, </text:span><text:span text:style-name="T13">5</text:span><text:span text:style-name="T14">,</text:span></text:p>
      <text:p text:style-name="Text_20_body">     <text:span text:style-name="T13">4</text:span><text:span text:style-name="T14">, </text:span><text:span text:style-name="T13">5</text:span><text:span text:style-name="T14">, </text:span><text:span text:style-name="T13">6</text:span><text:span text:style-name="T14">, </text:span><text:span text:style-name="T13">7</text:span><text:span text:style-name="T14">, </text:span><text:span text:style-name="T13">8</text:span><text:span text:style-name="T14">, </text:span><text:span text:style-name="T13">9</text:span><text:span text:style-name="T14">,</text:span></text:p>
      <text:p text:style-name="Text_20_body">     <text:span text:style-name="T13">8</text:span><text:span text:style-name="T14">, </text:span><text:span text:style-name="T13">9</text:span><text:span text:style-name="T14">, </text:span><text:span text:style-name="T13">10</text:span><text:span text:style-name="T14">, </text:span><text:span text:style-name="T13">11</text:span><text:span text:style-name="T14">, </text:span><text:span text:style-name="T13">12</text:span><text:span text:style-name="T14">, </text:span><text:span text:style-name="T13">13</text:span><text:span text:style-name="T14">,</text:span></text:p>
      <text:p text:style-name="Text_20_body">     <text:span text:style-name="T13">12</text:span><text:span text:style-name="T14">, </text:span><text:span text:style-name="T13">13</text:span><text:span text:style-name="T14">, </text:span><text:span text:style-name="T13">14</text:span><text:span text:style-name="T14">, </text:span><text:span text:style-name="T13">15</text:span><text:span text:style-name="T14">, </text:span><text:span text:style-name="T13">16</text:span><text:span text:style-name="T14">, </text:span><text:span text:style-name="T13">17</text:span><text:span text:style-name="T14">,</text:span></text:p>
      <text:p text:style-name="Text_20_body">     <text:span text:style-name="T13">16</text:span><text:span text:style-name="T14">, </text:span><text:span text:style-name="T13">17</text:span><text:span text:style-name="T14">, </text:span><text:span text:style-name="T13">18</text:span><text:span text:style-name="T14">, </text:span><text:span text:style-name="T13">19</text:span><text:span text:style-name="T14">, </text:span><text:span text:style-name="T13">20</text:span><text:span text:style-name="T14">, </text:span><text:span text:style-name="T13">21</text:span><text:span text:style-name="T14">,</text:span></text:p>
      <text:p text:style-name="Text_20_body">     <text:span text:style-name="T13">20</text:span><text:span text:style-name="T14">, </text:span><text:span text:style-name="T13">21</text:span><text:span text:style-name="T14">, </text:span><text:span text:style-name="T13">22</text:span><text:span text:style-name="T14">, </text:span><text:span text:style-name="T13">23</text:span><text:span text:style-name="T14">, </text:span><text:span text:style-name="T13">24</text:span><text:span text:style-name="T14">, </text:span><text:span text:style-name="T13">25</text:span><text:span text:style-name="T14">,</text:span></text:p>
      <text:p text:style-name="Text_20_body">     <text:span text:style-name="T13">24</text:span><text:span text:style-name="T14">, </text:span><text:span text:style-name="T13">25</text:span><text:span text:style-name="T14">, </text:span><text:span text:style-name="T13">26</text:span><text:span text:style-name="T14">, </text:span><text:span text:style-name="T13">27</text:span><text:span text:style-name="T14">, </text:span><text:span text:style-name="T13">28</text:span><text:span text:style-name="T14">, </text:span><text:span text:style-name="T13">29</text:span><text:span text:style-name="T14">,</text:span></text:p>
      <text:p text:style-name="Text_20_body">     <text:span text:style-name="T13">28</text:span><text:span text:style-name="T14">, </text:span><text:span text:style-name="T13">29</text:span><text:span text:style-name="T14">, </text:span><text:span text:style-name="T13">30</text:span><text:span text:style-name="T14">, </text:span><text:span text:style-name="T13">31</text:span><text:span text:style-name="T14">, </text:span><text:span text:style-name="T13">32</text:span><text:span text:style-name="T14">, </text:span><text:span text:style-name="T13">1</text:span></text:p>
      <text:p text:style-name="Text_20_body">};</text:p>
      <text:p text:style-name="Text_20_body"/>
      <text:p text:style-name="Text_20_body"><text:span text:style-name="T5">int</text:span> P[] = </text:p>
      <text:p text:style-name="Text_20_body">{</text:p>
      <text:p text:style-name="Text_20_body">     <text:span text:style-name="T13">16</text:span><text:span text:style-name="T14">, </text:span><text:span text:style-name="T13">7</text:span><text:span text:style-name="T14">, </text:span><text:span text:style-name="T13">20</text:span><text:span text:style-name="T14">, </text:span><text:span text:style-name="T13">21</text:span><text:span text:style-name="T14">,</text:span></text:p>
      <text:p text:style-name="Text_20_body">     <text:span text:style-name="T13">29</text:span><text:span text:style-name="T14">, </text:span><text:span text:style-name="T13">12</text:span><text:span text:style-name="T14">, </text:span><text:span text:style-name="T13">28</text:span><text:span text:style-name="T14">, </text:span><text:span text:style-name="T13">17</text:span><text:span text:style-name="T14">,</text:span></text:p>
      <text:p text:style-name="Text_20_body">     <text:span text:style-name="T13">1</text:span><text:span text:style-name="T14">, </text:span><text:span text:style-name="T13">15</text:span><text:span text:style-name="T14">, </text:span><text:span text:style-name="T13">23</text:span><text:span text:style-name="T14">, </text:span><text:span text:style-name="T13">26</text:span><text:span text:style-name="T14">,</text:span></text:p>
      <text:p text:style-name="Text_20_body"><text:soft-page-break/>     <text:span text:style-name="T13">5</text:span><text:span text:style-name="T14">, </text:span><text:span text:style-name="T13">18</text:span><text:span text:style-name="T14">, </text:span><text:span text:style-name="T13">31</text:span><text:span text:style-name="T14">, </text:span><text:span text:style-name="T13">10</text:span><text:span text:style-name="T14">,</text:span></text:p>
      <text:p text:style-name="Text_20_body">     <text:span text:style-name="T13">2</text:span><text:span text:style-name="T14">, </text:span><text:span text:style-name="T13">8</text:span><text:span text:style-name="T14">, </text:span><text:span text:style-name="T13">24</text:span><text:span text:style-name="T14">, </text:span><text:span text:style-name="T13">14</text:span><text:span text:style-name="T14">,</text:span></text:p>
      <text:p text:style-name="Text_20_body">     <text:span text:style-name="T13">32</text:span><text:span text:style-name="T14">, </text:span><text:span text:style-name="T13">27</text:span><text:span text:style-name="T14">, </text:span><text:span text:style-name="T13">3</text:span><text:span text:style-name="T14">, </text:span><text:span text:style-name="T13">9</text:span><text:span text:style-name="T14">,</text:span></text:p>
      <text:p text:style-name="Text_20_body">     <text:span text:style-name="T13">19</text:span><text:span text:style-name="T14">, </text:span><text:span text:style-name="T13">13</text:span><text:span text:style-name="T14">, </text:span><text:span text:style-name="T13">30</text:span><text:span text:style-name="T14">, </text:span><text:span text:style-name="T13">6</text:span><text:span text:style-name="T14">,</text:span></text:p>
      <text:p text:style-name="Text_20_body">     <text:span text:style-name="T13">22</text:span><text:span text:style-name="T14">, </text:span><text:span text:style-name="T13">11</text:span><text:span text:style-name="T14">, </text:span><text:span text:style-name="T13">4</text:span><text:span text:style-name="T14">, </text:span><text:span text:style-name="T13">25</text:span></text:p>
      <text:p text:style-name="Text_20_body">};</text:p>
      <text:p text:style-name="Text_20_body"/>
      <text:p text:style-name="Text_20_body"><text:span text:style-name="T5">int</text:span> FP[] = </text:p>
      <text:p text:style-name="Text_20_body">{</text:p>
      <text:p text:style-name="Text_20_body">     <text:span text:style-name="T13">40</text:span><text:span text:style-name="T14">, </text:span><text:span text:style-name="T13">8</text:span><text:span text:style-name="T14">, </text:span><text:span text:style-name="T13">48</text:span><text:span text:style-name="T14">, </text:span><text:span text:style-name="T13">16</text:span><text:span text:style-name="T14">, </text:span><text:span text:style-name="T13">56</text:span><text:span text:style-name="T14">, </text:span><text:span text:style-name="T13">24</text:span><text:span text:style-name="T14">, </text:span><text:span text:style-name="T13">64</text:span><text:span text:style-name="T14">, </text:span><text:span text:style-name="T13">32</text:span><text:span text:style-name="T14">,</text:span></text:p>
      <text:p text:style-name="Text_20_body">     <text:span text:style-name="T13">39</text:span><text:span text:style-name="T14">, </text:span><text:span text:style-name="T13">7</text:span><text:span text:style-name="T14">, </text:span><text:span text:style-name="T13">47</text:span><text:span text:style-name="T14">, </text:span><text:span text:style-name="T13">15</text:span><text:span text:style-name="T14">, </text:span><text:span text:style-name="T13">55</text:span><text:span text:style-name="T14">, </text:span><text:span text:style-name="T13">23</text:span><text:span text:style-name="T14">, </text:span><text:span text:style-name="T13">63</text:span><text:span text:style-name="T14">, </text:span><text:span text:style-name="T13">31</text:span><text:span text:style-name="T14">,</text:span></text:p>
      <text:p text:style-name="Text_20_body">     <text:span text:style-name="T13">38</text:span><text:span text:style-name="T14">, </text:span><text:span text:style-name="T13">6</text:span><text:span text:style-name="T14">, </text:span><text:span text:style-name="T13">46</text:span><text:span text:style-name="T14">, </text:span><text:span text:style-name="T13">14</text:span><text:span text:style-name="T14">, </text:span><text:span text:style-name="T13">54</text:span><text:span text:style-name="T14">, </text:span><text:span text:style-name="T13">22</text:span><text:span text:style-name="T14">, </text:span><text:span text:style-name="T13">62</text:span><text:span text:style-name="T14">, </text:span><text:span text:style-name="T13">30</text:span><text:span text:style-name="T14">,</text:span></text:p>
      <text:p text:style-name="Text_20_body">     <text:span text:style-name="T13">37</text:span><text:span text:style-name="T14">, </text:span><text:span text:style-name="T13">5</text:span><text:span text:style-name="T14">, </text:span><text:span text:style-name="T13">45</text:span><text:span text:style-name="T14">, </text:span><text:span text:style-name="T13">13</text:span><text:span text:style-name="T14">, </text:span><text:span text:style-name="T13">53</text:span><text:span text:style-name="T14">, </text:span><text:span text:style-name="T13">21</text:span><text:span text:style-name="T14">, </text:span><text:span text:style-name="T13">61</text:span><text:span text:style-name="T14">, </text:span><text:span text:style-name="T13">29</text:span><text:span text:style-name="T14">,</text:span></text:p>
      <text:p text:style-name="Text_20_body">     <text:span text:style-name="T13">36</text:span><text:span text:style-name="T14">, </text:span><text:span text:style-name="T13">4</text:span><text:span text:style-name="T14">, </text:span><text:span text:style-name="T13">44</text:span><text:span text:style-name="T14">, </text:span><text:span text:style-name="T13">12</text:span><text:span text:style-name="T14">, </text:span><text:span text:style-name="T13">52</text:span><text:span text:style-name="T14">, </text:span><text:span text:style-name="T13">20</text:span><text:span text:style-name="T14">, </text:span><text:span text:style-name="T13">60</text:span><text:span text:style-name="T14">, </text:span><text:span text:style-name="T13">28</text:span><text:span text:style-name="T14">,</text:span></text:p>
      <text:p text:style-name="Text_20_body">     <text:span text:style-name="T13">35</text:span><text:span text:style-name="T14">, </text:span><text:span text:style-name="T13">3</text:span><text:span text:style-name="T14">, </text:span><text:span text:style-name="T13">43</text:span><text:span text:style-name="T14">, </text:span><text:span text:style-name="T13">11</text:span><text:span text:style-name="T14">, </text:span><text:span text:style-name="T13">51</text:span><text:span text:style-name="T14">, </text:span><text:span text:style-name="T13">19</text:span><text:span text:style-name="T14">, </text:span><text:span text:style-name="T13">59</text:span><text:span text:style-name="T14">, </text:span><text:span text:style-name="T13">27</text:span><text:span text:style-name="T14">,</text:span></text:p>
      <text:p text:style-name="Text_20_body">     <text:span text:style-name="T13">34</text:span><text:span text:style-name="T14">, </text:span><text:span text:style-name="T13">2</text:span><text:span text:style-name="T14">, </text:span><text:span text:style-name="T13">42</text:span><text:span text:style-name="T14">, </text:span><text:span text:style-name="T13">10</text:span><text:span text:style-name="T14">, </text:span><text:span text:style-name="T13">50</text:span><text:span text:style-name="T14">, </text:span><text:span text:style-name="T13">18</text:span><text:span text:style-name="T14">, </text:span><text:span text:style-name="T13">58</text:span><text:span text:style-name="T14">, </text:span><text:span text:style-name="T13">26</text:span><text:span text:style-name="T14">,</text:span></text:p>
      <text:p text:style-name="Text_20_body">     <text:span text:style-name="T13">33</text:span><text:span text:style-name="T14">, </text:span><text:span text:style-name="T13">1</text:span><text:span text:style-name="T14">, </text:span><text:span text:style-name="T13">41</text:span><text:span text:style-name="T14">, </text:span><text:span text:style-name="T13">9</text:span><text:span text:style-name="T14">, </text:span><text:span text:style-name="T13">49</text:span><text:span text:style-name="T14">, </text:span><text:span text:style-name="T13">17</text:span><text:span text:style-name="T14">, </text:span><text:span text:style-name="T13">57</text:span><text:span text:style-name="T14">, </text:span><text:span text:style-name="T13">25</text:span></text:p>
      <text:p text:style-name="Text_20_body">};</text:p>
      <text:p text:style-name="Text_20_body"/>
      <text:p text:style-name="Text_20_body"><text:span text:style-name="T5">int</text:span> S1[<text:span text:style-name="T12">4</text:span>][<text:span text:style-name="T12">16</text:span>] = </text:p>
      <text:p text:style-name="Text_20_body">{</text:p>
      <text:p text:style-name="Text_20_body">        <text:span text:style-name="T13">14</text:span><text:span text:style-name="T14">, </text:span><text:span text:style-name="T13">4</text:span><text:span text:style-name="T14">, </text:span><text:span text:style-name="T13">13</text:span><text:span text:style-name="T14">, </text:span><text:span text:style-name="T13">1</text:span><text:span text:style-name="T14">, </text:span><text:span text:style-name="T13">2</text:span><text:span text:style-name="T14">, </text:span><text:span text:style-name="T13">15</text:span><text:span text:style-name="T14">, </text:span><text:span text:style-name="T13">11</text:span><text:span text:style-name="T14">, </text:span><text:span text:style-name="T13">8</text:span><text:span text:style-name="T14">, </text:span><text:span text:style-name="T13">3</text:span><text:span text:style-name="T14">, </text:span><text:span text:style-name="T13">10</text:span><text:span text:style-name="T14">, </text:span><text:span text:style-name="T13">6</text:span><text:span text:style-name="T14">, </text:span><text:span text:style-name="T13">12</text:span><text:span text:style-name="T14">, </text:span><text:span text:style-name="T13">5</text:span><text:span text:style-name="T14">, </text:span><text:span text:style-name="T13">9</text:span><text:span text:style-name="T14">, </text:span><text:span text:style-name="T13">0</text:span><text:span text:style-name="T14">, </text:span><text:span text:style-name="T13">7</text:span><text:span text:style-name="T14">,</text:span></text:p>
      <text:p text:style-name="Text_20_body">        <text:span text:style-name="T13">0</text:span><text:span text:style-name="T14">, </text:span><text:span text:style-name="T13">15</text:span><text:span text:style-name="T14">, </text:span><text:span text:style-name="T13">7</text:span><text:span text:style-name="T14">, </text:span><text:span text:style-name="T13">4</text:span><text:span text:style-name="T14">, </text:span><text:span text:style-name="T13">14</text:span><text:span text:style-name="T14">, </text:span><text:span text:style-name="T13">2</text:span><text:span text:style-name="T14">, </text:span><text:span text:style-name="T13">13</text:span><text:span text:style-name="T14">, </text:span><text:span text:style-name="T13">1</text:span><text:span text:style-name="T14">, </text:span><text:span text:style-name="T13">10</text:span><text:span text:style-name="T14">, </text:span><text:span text:style-name="T13">6</text:span><text:span text:style-name="T14">, </text:span><text:span text:style-name="T13">12</text:span><text:span text:style-name="T14">, </text:span><text:span text:style-name="T13">11</text:span><text:span text:style-name="T14">, </text:span><text:span text:style-name="T13">9</text:span><text:span text:style-name="T14">, </text:span><text:span text:style-name="T13">5</text:span><text:span text:style-name="T14">, </text:span><text:span text:style-name="T13">3</text:span><text:span text:style-name="T14">, </text:span><text:span text:style-name="T13">8</text:span><text:span text:style-name="T14">,</text:span></text:p>
      <text:p text:style-name="Text_20_body">        <text:span text:style-name="T13">4</text:span><text:span text:style-name="T14">, </text:span><text:span text:style-name="T13">1</text:span><text:span text:style-name="T14">, </text:span><text:span text:style-name="T13">14</text:span><text:span text:style-name="T14">, </text:span><text:span text:style-name="T13">8</text:span><text:span text:style-name="T14">, </text:span><text:span text:style-name="T13">13</text:span><text:span text:style-name="T14">, </text:span><text:span text:style-name="T13">6</text:span><text:span text:style-name="T14">, </text:span><text:span text:style-name="T13">2</text:span><text:span text:style-name="T14">, </text:span><text:span text:style-name="T13">11</text:span><text:span text:style-name="T14">, </text:span><text:span text:style-name="T13">15</text:span><text:span text:style-name="T14">, </text:span><text:span text:style-name="T13">12</text:span><text:span text:style-name="T14">, </text:span><text:span text:style-name="T13">9</text:span><text:span text:style-name="T14">, </text:span><text:span text:style-name="T13">7</text:span><text:span text:style-name="T14">, </text:span><text:span text:style-name="T13">3</text:span><text:span text:style-name="T14">, </text:span><text:span text:style-name="T13">10</text:span><text:span text:style-name="T14">, </text:span><text:span text:style-name="T13">5</text:span><text:span text:style-name="T14">, </text:span><text:span text:style-name="T13">0</text:span><text:span text:style-name="T14">,</text:span></text:p>
      <text:p text:style-name="Text_20_body">        <text:span text:style-name="T13">15</text:span><text:span text:style-name="T14">, </text:span><text:span text:style-name="T13">12</text:span><text:span text:style-name="T14">, </text:span><text:span text:style-name="T13">8</text:span><text:span text:style-name="T14">, </text:span><text:span text:style-name="T13">2</text:span><text:span text:style-name="T14">, </text:span><text:span text:style-name="T13">4</text:span><text:span text:style-name="T14">, </text:span><text:span text:style-name="T13">9</text:span><text:span text:style-name="T14">, </text:span><text:span text:style-name="T13">1</text:span><text:span text:style-name="T14">, </text:span><text:span text:style-name="T13">7</text:span><text:span text:style-name="T14">, </text:span><text:span text:style-name="T13">5</text:span><text:span text:style-name="T14">, </text:span><text:span text:style-name="T13">11</text:span><text:span text:style-name="T14">, </text:span><text:span text:style-name="T13">3</text:span><text:span text:style-name="T14">, </text:span><text:span text:style-name="T13">14</text:span><text:span text:style-name="T14">, </text:span><text:span text:style-name="T13">10</text:span><text:span text:style-name="T14">, </text:span><text:span text:style-name="T13">0</text:span><text:span text:style-name="T14">, </text:span><text:span text:style-name="T13">6</text:span><text:span text:style-name="T14">, </text:span><text:span text:style-name="T13">13</text:span></text:p>
      <text:p text:style-name="Text_20_body">};</text:p>
      <text:p text:style-name="Text_20_body"/>
      <text:p text:style-name="Text_20_body"><text:span text:style-name="T5">int</text:span> S2[<text:span text:style-name="T12">4</text:span>][<text:span text:style-name="T12">16</text:span>] = </text:p>
      <text:p text:style-name="Text_20_body">{</text:p>
      <text:p text:style-name="Text_20_body">    <text:span text:style-name="T13">15</text:span><text:span text:style-name="T14">, </text:span><text:span text:style-name="T13">1</text:span><text:span text:style-name="T14">, </text:span><text:span text:style-name="T13">8</text:span><text:span text:style-name="T14">, </text:span><text:span text:style-name="T13">14</text:span><text:span text:style-name="T14">, </text:span><text:span text:style-name="T13">6</text:span><text:span text:style-name="T14">, </text:span><text:span text:style-name="T13">11</text:span><text:span text:style-name="T14">, </text:span><text:span text:style-name="T13">3</text:span><text:span text:style-name="T14">, </text:span><text:span text:style-name="T13">4</text:span><text:span text:style-name="T14">, </text:span><text:span text:style-name="T13">9</text:span><text:span text:style-name="T14">, </text:span><text:span text:style-name="T13">7</text:span><text:span text:style-name="T14">, </text:span><text:span text:style-name="T13">2</text:span><text:span text:style-name="T14">, </text:span><text:span text:style-name="T13">13</text:span><text:span text:style-name="T14">, </text:span><text:span text:style-name="T13">12</text:span><text:span text:style-name="T14">, </text:span><text:span text:style-name="T13">0</text:span><text:span text:style-name="T14">, </text:span><text:span text:style-name="T13">5</text:span><text:span text:style-name="T14">, </text:span><text:span text:style-name="T13">10</text:span><text:span text:style-name="T14">,</text:span></text:p>
      <text:p text:style-name="Text_20_body"><text:soft-page-break/>     <text:span text:style-name="T13">3</text:span><text:span text:style-name="T14">, </text:span><text:span text:style-name="T13">13</text:span><text:span text:style-name="T14">, </text:span><text:span text:style-name="T13">4</text:span><text:span text:style-name="T14">, </text:span><text:span text:style-name="T13">7</text:span><text:span text:style-name="T14">, </text:span><text:span text:style-name="T13">15</text:span><text:span text:style-name="T14">, </text:span><text:span text:style-name="T13">2</text:span><text:span text:style-name="T14">, </text:span><text:span text:style-name="T13">8</text:span><text:span text:style-name="T14">, </text:span><text:span text:style-name="T13">14</text:span><text:span text:style-name="T14">, </text:span><text:span text:style-name="T13">12</text:span><text:span text:style-name="T14">, </text:span><text:span text:style-name="T13">0</text:span><text:span text:style-name="T14">, </text:span><text:span text:style-name="T13">1</text:span><text:span text:style-name="T14">, </text:span><text:span text:style-name="T13">10</text:span><text:span text:style-name="T14">, </text:span><text:span text:style-name="T13">6</text:span><text:span text:style-name="T14">, </text:span><text:span text:style-name="T13">9</text:span><text:span text:style-name="T14">, </text:span><text:span text:style-name="T13">11</text:span><text:span text:style-name="T14">, </text:span><text:span text:style-name="T13">5</text:span><text:span text:style-name="T14">,</text:span></text:p>
      <text:p text:style-name="Text_20_body">     <text:span text:style-name="T13">0</text:span><text:span text:style-name="T14">, </text:span><text:span text:style-name="T13">14</text:span><text:span text:style-name="T14">, </text:span><text:span text:style-name="T13">7</text:span><text:span text:style-name="T14">, </text:span><text:span text:style-name="T13">11</text:span><text:span text:style-name="T14">, </text:span><text:span text:style-name="T13">10</text:span><text:span text:style-name="T14">, </text:span><text:span text:style-name="T13">4</text:span><text:span text:style-name="T14">, </text:span><text:span text:style-name="T13">13</text:span><text:span text:style-name="T14">, </text:span><text:span text:style-name="T13">1</text:span><text:span text:style-name="T14">, </text:span><text:span text:style-name="T13">5</text:span><text:span text:style-name="T14">, </text:span><text:span text:style-name="T13">8</text:span><text:span text:style-name="T14">, </text:span><text:span text:style-name="T13">12</text:span><text:span text:style-name="T14">, </text:span><text:span text:style-name="T13">6</text:span><text:span text:style-name="T14">, </text:span><text:span text:style-name="T13">9</text:span><text:span text:style-name="T14">, </text:span><text:span text:style-name="T13">3</text:span><text:span text:style-name="T14">, </text:span><text:span text:style-name="T13">2</text:span><text:span text:style-name="T14">, </text:span><text:span text:style-name="T13">15</text:span><text:span text:style-name="T14">,</text:span></text:p>
      <text:p text:style-name="Text_20_body">    <text:span text:style-name="T13">13</text:span><text:span text:style-name="T14">, </text:span><text:span text:style-name="T13">8</text:span><text:span text:style-name="T14">, </text:span><text:span text:style-name="T13">10</text:span><text:span text:style-name="T14">, </text:span><text:span text:style-name="T13">1</text:span><text:span text:style-name="T14">, </text:span><text:span text:style-name="T13">3</text:span><text:span text:style-name="T14">, </text:span><text:span text:style-name="T13">15</text:span><text:span text:style-name="T14">, </text:span><text:span text:style-name="T13">4</text:span><text:span text:style-name="T14">, </text:span><text:span text:style-name="T13">2</text:span><text:span text:style-name="T14">, </text:span><text:span text:style-name="T13">11</text:span><text:span text:style-name="T14">, </text:span><text:span text:style-name="T13">6</text:span><text:span text:style-name="T14">, </text:span><text:span text:style-name="T13">7</text:span><text:span text:style-name="T14">, </text:span><text:span text:style-name="T13">12</text:span><text:span text:style-name="T14">, </text:span><text:span text:style-name="T13">0</text:span><text:span text:style-name="T14">, </text:span><text:span text:style-name="T13">5</text:span><text:span text:style-name="T14">, </text:span><text:span text:style-name="T13">14</text:span><text:span text:style-name="T14">, </text:span><text:span text:style-name="T13">9</text:span></text:p>
      <text:p text:style-name="Text_20_body">};</text:p>
      <text:p text:style-name="Text_20_body"/>
      <text:p text:style-name="Text_20_body"><text:span text:style-name="T5">int</text:span> S3[<text:span text:style-name="T12">4</text:span>][<text:span text:style-name="T12">16</text:span>] = </text:p>
      <text:p text:style-name="Text_20_body">{</text:p>
      <text:p text:style-name="Text_20_body">    <text:span text:style-name="T13">10</text:span><text:span text:style-name="T14">, </text:span><text:span text:style-name="T13">0</text:span><text:span text:style-name="T14">, </text:span><text:span text:style-name="T13">9</text:span><text:span text:style-name="T14">, </text:span><text:span text:style-name="T13">14</text:span><text:span text:style-name="T14">, </text:span><text:span text:style-name="T13">6</text:span><text:span text:style-name="T14">, </text:span><text:span text:style-name="T13">3</text:span><text:span text:style-name="T14">, </text:span><text:span text:style-name="T13">15</text:span><text:span text:style-name="T14">, </text:span><text:span text:style-name="T13">5</text:span><text:span text:style-name="T14">, </text:span><text:span text:style-name="T13">1</text:span><text:span text:style-name="T14">, </text:span><text:span text:style-name="T13">13</text:span><text:span text:style-name="T14">, </text:span><text:span text:style-name="T13">12</text:span><text:span text:style-name="T14">, </text:span><text:span text:style-name="T13">7</text:span><text:span text:style-name="T14">, </text:span><text:span text:style-name="T13">11</text:span><text:span text:style-name="T14">, </text:span><text:span text:style-name="T13">4</text:span><text:span text:style-name="T14">, </text:span><text:span text:style-name="T13">2</text:span><text:span text:style-name="T14">, </text:span><text:span text:style-name="T13">8</text:span><text:span text:style-name="T14">,</text:span></text:p>
      <text:p text:style-name="Text_20_body">    <text:span text:style-name="T13">13</text:span><text:span text:style-name="T14">, </text:span><text:span text:style-name="T13">7</text:span><text:span text:style-name="T14">, </text:span><text:span text:style-name="T13">0</text:span><text:span text:style-name="T14">, </text:span><text:span text:style-name="T13">9</text:span><text:span text:style-name="T14">, </text:span><text:span text:style-name="T13">3</text:span><text:span text:style-name="T14">, </text:span><text:span text:style-name="T13">4</text:span><text:span text:style-name="T14">, </text:span><text:span text:style-name="T13">6</text:span><text:span text:style-name="T14">, </text:span><text:span text:style-name="T13">10</text:span><text:span text:style-name="T14">, </text:span><text:span text:style-name="T13">2</text:span><text:span text:style-name="T14">, </text:span><text:span text:style-name="T13">8</text:span><text:span text:style-name="T14">, </text:span><text:span text:style-name="T13">5</text:span><text:span text:style-name="T14">, </text:span><text:span text:style-name="T13">14</text:span><text:span text:style-name="T14">, </text:span><text:span text:style-name="T13">12</text:span><text:span text:style-name="T14">, </text:span><text:span text:style-name="T13">11</text:span><text:span text:style-name="T14">, </text:span><text:span text:style-name="T13">15</text:span><text:span text:style-name="T14">, </text:span><text:span text:style-name="T13">1</text:span><text:span text:style-name="T14">,</text:span></text:p>
      <text:p text:style-name="Text_20_body">    <text:span text:style-name="T13">13</text:span><text:span text:style-name="T14">, </text:span><text:span text:style-name="T13">6</text:span><text:span text:style-name="T14">, </text:span><text:span text:style-name="T13">4</text:span><text:span text:style-name="T14">, </text:span><text:span text:style-name="T13">9</text:span><text:span text:style-name="T14">, </text:span><text:span text:style-name="T13">8</text:span><text:span text:style-name="T14">, </text:span><text:span text:style-name="T13">15</text:span><text:span text:style-name="T14">, </text:span><text:span text:style-name="T13">3</text:span><text:span text:style-name="T14">, </text:span><text:span text:style-name="T13">0</text:span><text:span text:style-name="T14">, </text:span><text:span text:style-name="T13">11</text:span><text:span text:style-name="T14">, </text:span><text:span text:style-name="T13">1</text:span><text:span text:style-name="T14">, </text:span><text:span text:style-name="T13">2</text:span><text:span text:style-name="T14">, </text:span><text:span text:style-name="T13">12</text:span><text:span text:style-name="T14">, </text:span><text:span text:style-name="T13">5</text:span><text:span text:style-name="T14">, </text:span><text:span text:style-name="T13">10</text:span><text:span text:style-name="T14">, </text:span><text:span text:style-name="T13">14</text:span><text:span text:style-name="T14">, </text:span><text:span text:style-name="T13">7</text:span><text:span text:style-name="T14">,</text:span></text:p>
      <text:p text:style-name="Text_20_body">     <text:span text:style-name="T13">1</text:span><text:span text:style-name="T14">, </text:span><text:span text:style-name="T13">10</text:span><text:span text:style-name="T14">, </text:span><text:span text:style-name="T13">13</text:span><text:span text:style-name="T14">, </text:span><text:span text:style-name="T13">0</text:span><text:span text:style-name="T14">, </text:span><text:span text:style-name="T13">6</text:span><text:span text:style-name="T14">, </text:span><text:span text:style-name="T13">9</text:span><text:span text:style-name="T14">, </text:span><text:span text:style-name="T13">8</text:span><text:span text:style-name="T14">, </text:span><text:span text:style-name="T13">7</text:span><text:span text:style-name="T14">, </text:span><text:span text:style-name="T13">4</text:span><text:span text:style-name="T14">, </text:span><text:span text:style-name="T13">15</text:span><text:span text:style-name="T14">, </text:span><text:span text:style-name="T13">14</text:span><text:span text:style-name="T14">, </text:span><text:span text:style-name="T13">3</text:span><text:span text:style-name="T14">, </text:span><text:span text:style-name="T13">11</text:span><text:span text:style-name="T14">, </text:span><text:span text:style-name="T13">5</text:span><text:span text:style-name="T14">, </text:span><text:span text:style-name="T13">2</text:span><text:span text:style-name="T14">, </text:span><text:span text:style-name="T13">12</text:span></text:p>
      <text:p text:style-name="Text_20_body">};</text:p>
      <text:p text:style-name="Text_20_body"/>
      <text:p text:style-name="Text_20_body"><text:span text:style-name="T5">int</text:span> S4[<text:span text:style-name="T12">4</text:span>][<text:span text:style-name="T12">16</text:span>] = </text:p>
      <text:p text:style-name="Text_20_body">{</text:p>
      <text:p text:style-name="Text_20_body">     <text:span text:style-name="T13">7</text:span><text:span text:style-name="T14">, </text:span><text:span text:style-name="T13">13</text:span><text:span text:style-name="T14">, </text:span><text:span text:style-name="T13">14</text:span><text:span text:style-name="T14">, </text:span><text:span text:style-name="T13">3</text:span><text:span text:style-name="T14">, </text:span><text:span text:style-name="T13">0</text:span><text:span text:style-name="T14">, </text:span><text:span text:style-name="T13">6</text:span><text:span text:style-name="T14">, </text:span><text:span text:style-name="T13">9</text:span><text:span text:style-name="T14">, </text:span><text:span text:style-name="T13">10</text:span><text:span text:style-name="T14">, </text:span><text:span text:style-name="T13">1</text:span><text:span text:style-name="T14">, </text:span><text:span text:style-name="T13">2</text:span><text:span text:style-name="T14">, </text:span><text:span text:style-name="T13">8</text:span><text:span text:style-name="T14">, </text:span><text:span text:style-name="T13">5</text:span><text:span text:style-name="T14">, </text:span><text:span text:style-name="T13">11</text:span><text:span text:style-name="T14">, </text:span><text:span text:style-name="T13">12</text:span><text:span text:style-name="T14">, </text:span><text:span text:style-name="T13">4</text:span><text:span text:style-name="T14">, </text:span><text:span text:style-name="T13">15</text:span><text:span text:style-name="T14">,</text:span></text:p>
      <text:p text:style-name="Text_20_body">    <text:span text:style-name="T13">13</text:span><text:span text:style-name="T14">, </text:span><text:span text:style-name="T13">8</text:span><text:span text:style-name="T14">, </text:span><text:span text:style-name="T13">11</text:span><text:span text:style-name="T14">, </text:span><text:span text:style-name="T13">5</text:span><text:span text:style-name="T14">, </text:span><text:span text:style-name="T13">6</text:span><text:span text:style-name="T14">, </text:span><text:span text:style-name="T13">15</text:span><text:span text:style-name="T14">, </text:span><text:span text:style-name="T13">0</text:span><text:span text:style-name="T14">, </text:span><text:span text:style-name="T13">3</text:span><text:span text:style-name="T14">, </text:span><text:span text:style-name="T13">4</text:span><text:span text:style-name="T14">, </text:span><text:span text:style-name="T13">7</text:span><text:span text:style-name="T14">, </text:span><text:span text:style-name="T13">2</text:span><text:span text:style-name="T14">, </text:span><text:span text:style-name="T13">12</text:span><text:span text:style-name="T14">, </text:span><text:span text:style-name="T13">1</text:span><text:span text:style-name="T14">, </text:span><text:span text:style-name="T13">10</text:span><text:span text:style-name="T14">, </text:span><text:span text:style-name="T13">14</text:span><text:span text:style-name="T14">, </text:span><text:span text:style-name="T13">9</text:span><text:span text:style-name="T14">,</text:span></text:p>
      <text:p text:style-name="Text_20_body">    <text:span text:style-name="T13">10</text:span><text:span text:style-name="T14">, </text:span><text:span text:style-name="T13">6</text:span><text:span text:style-name="T14">, </text:span><text:span text:style-name="T13">9</text:span><text:span text:style-name="T14">, </text:span><text:span text:style-name="T13">0</text:span><text:span text:style-name="T14">, </text:span><text:span text:style-name="T13">12</text:span><text:span text:style-name="T14">, </text:span><text:span text:style-name="T13">11</text:span><text:span text:style-name="T14">, </text:span><text:span text:style-name="T13">7</text:span><text:span text:style-name="T14">, </text:span><text:span text:style-name="T13">13</text:span><text:span text:style-name="T14">, </text:span><text:span text:style-name="T13">15</text:span><text:span text:style-name="T14">, </text:span><text:span text:style-name="T13">1</text:span><text:span text:style-name="T14">, </text:span><text:span text:style-name="T13">3</text:span><text:span text:style-name="T14">, </text:span><text:span text:style-name="T13">14</text:span><text:span text:style-name="T14">, </text:span><text:span text:style-name="T13">5</text:span><text:span text:style-name="T14">, </text:span><text:span text:style-name="T13">2</text:span><text:span text:style-name="T14">, </text:span><text:span text:style-name="T13">8</text:span><text:span text:style-name="T14">, </text:span><text:span text:style-name="T13">4</text:span><text:span text:style-name="T14">,</text:span></text:p>
      <text:p text:style-name="Text_20_body">     <text:span text:style-name="T13">3</text:span><text:span text:style-name="T14">, </text:span><text:span text:style-name="T13">15</text:span><text:span text:style-name="T14">, </text:span><text:span text:style-name="T13">0</text:span><text:span text:style-name="T14">, </text:span><text:span text:style-name="T13">6</text:span><text:span text:style-name="T14">, </text:span><text:span text:style-name="T13">10</text:span><text:span text:style-name="T14">, </text:span><text:span text:style-name="T13">1</text:span><text:span text:style-name="T14">, </text:span><text:span text:style-name="T13">13</text:span><text:span text:style-name="T14">, </text:span><text:span text:style-name="T13">8</text:span><text:span text:style-name="T14">, </text:span><text:span text:style-name="T13">9</text:span><text:span text:style-name="T14">, </text:span><text:span text:style-name="T13">4</text:span><text:span text:style-name="T14">, </text:span><text:span text:style-name="T13">5</text:span><text:span text:style-name="T14">, </text:span><text:span text:style-name="T13">11</text:span><text:span text:style-name="T14">, </text:span><text:span text:style-name="T13">12</text:span><text:span text:style-name="T14">, </text:span><text:span text:style-name="T13">7</text:span><text:span text:style-name="T14">, </text:span><text:span text:style-name="T13">2</text:span><text:span text:style-name="T14">, </text:span><text:span text:style-name="T13">14</text:span></text:p>
      <text:p text:style-name="Text_20_body">};</text:p>
      <text:p text:style-name="Text_20_body"/>
      <text:p text:style-name="Text_20_body"><text:span text:style-name="T5">int</text:span> S5[<text:span text:style-name="T12">4</text:span>][<text:span text:style-name="T12">16</text:span>] = </text:p>
      <text:p text:style-name="Text_20_body">{</text:p>
      <text:p text:style-name="Text_20_body">     <text:span text:style-name="T13">2</text:span><text:span text:style-name="T14">, </text:span><text:span text:style-name="T13">12</text:span><text:span text:style-name="T14">, </text:span><text:span text:style-name="T13">4</text:span><text:span text:style-name="T14">, </text:span><text:span text:style-name="T13">1</text:span><text:span text:style-name="T14">, </text:span><text:span text:style-name="T13">7</text:span><text:span text:style-name="T14">, </text:span><text:span text:style-name="T13">10</text:span><text:span text:style-name="T14">, </text:span><text:span text:style-name="T13">11</text:span><text:span text:style-name="T14">, </text:span><text:span text:style-name="T13">6</text:span><text:span text:style-name="T14">, </text:span><text:span text:style-name="T13">8</text:span><text:span text:style-name="T14">, </text:span><text:span text:style-name="T13">5</text:span><text:span text:style-name="T14">, </text:span><text:span text:style-name="T13">3</text:span><text:span text:style-name="T14">, </text:span><text:span text:style-name="T13">15</text:span><text:span text:style-name="T14">, </text:span><text:span text:style-name="T13">13</text:span><text:span text:style-name="T14">, </text:span><text:span text:style-name="T13">0</text:span><text:span text:style-name="T14">, </text:span><text:span text:style-name="T13">14</text:span><text:span text:style-name="T14">, </text:span><text:span text:style-name="T13">9</text:span><text:span text:style-name="T14">,</text:span></text:p>
      <text:p text:style-name="Text_20_body">    <text:span text:style-name="T13">14</text:span><text:span text:style-name="T14">, </text:span><text:span text:style-name="T13">11</text:span><text:span text:style-name="T14">, </text:span><text:span text:style-name="T13">2</text:span><text:span text:style-name="T14">, </text:span><text:span text:style-name="T13">12</text:span><text:span text:style-name="T14">, </text:span><text:span text:style-name="T13">4</text:span><text:span text:style-name="T14">, </text:span><text:span text:style-name="T13">7</text:span><text:span text:style-name="T14">, </text:span><text:span text:style-name="T13">13</text:span><text:span text:style-name="T14">, </text:span><text:span text:style-name="T13">1</text:span><text:span text:style-name="T14">, </text:span><text:span text:style-name="T13">5</text:span><text:span text:style-name="T14">, </text:span><text:span text:style-name="T13">0</text:span><text:span text:style-name="T14">, </text:span><text:span text:style-name="T13">15</text:span><text:span text:style-name="T14">, </text:span><text:span text:style-name="T13">10</text:span><text:span text:style-name="T14">, </text:span><text:span text:style-name="T13">3</text:span><text:span text:style-name="T14">, </text:span><text:span text:style-name="T13">9</text:span><text:span text:style-name="T14">, </text:span><text:span text:style-name="T13">8</text:span><text:span text:style-name="T14">, </text:span><text:span text:style-name="T13">6</text:span><text:span text:style-name="T14">,</text:span></text:p>
      <text:p text:style-name="Text_20_body">     <text:span text:style-name="T13">4</text:span><text:span text:style-name="T14">, </text:span><text:span text:style-name="T13">2</text:span><text:span text:style-name="T14">, </text:span><text:span text:style-name="T13">1</text:span><text:span text:style-name="T14">, </text:span><text:span text:style-name="T13">11</text:span><text:span text:style-name="T14">, </text:span><text:span text:style-name="T13">10</text:span><text:span text:style-name="T14">, </text:span><text:span text:style-name="T13">13</text:span><text:span text:style-name="T14">, </text:span><text:span text:style-name="T13">7</text:span><text:span text:style-name="T14">, </text:span><text:span text:style-name="T13">8</text:span><text:span text:style-name="T14">, </text:span><text:span text:style-name="T13">15</text:span><text:span text:style-name="T14">, </text:span><text:span text:style-name="T13">9</text:span><text:span text:style-name="T14">, </text:span><text:span text:style-name="T13">12</text:span><text:span text:style-name="T14">, </text:span><text:span text:style-name="T13">5</text:span><text:span text:style-name="T14">, </text:span><text:span text:style-name="T13">6</text:span><text:span text:style-name="T14">, </text:span><text:span text:style-name="T13">3</text:span><text:span text:style-name="T14">, </text:span><text:span text:style-name="T13">0</text:span><text:span text:style-name="T14">, </text:span><text:span text:style-name="T13">14</text:span><text:span text:style-name="T14">,</text:span></text:p>
      <text:p text:style-name="Text_20_body">    <text:span text:style-name="T13">11</text:span><text:span text:style-name="T14">, </text:span><text:span text:style-name="T13">8</text:span><text:span text:style-name="T14">, </text:span><text:span text:style-name="T13">12</text:span><text:span text:style-name="T14">, </text:span><text:span text:style-name="T13">7</text:span><text:span text:style-name="T14">, </text:span><text:span text:style-name="T13">1</text:span><text:span text:style-name="T14">, </text:span><text:span text:style-name="T13">14</text:span><text:span text:style-name="T14">, </text:span><text:span text:style-name="T13">2</text:span><text:span text:style-name="T14">, </text:span><text:span text:style-name="T13">13</text:span><text:span text:style-name="T14">, </text:span><text:span text:style-name="T13">6</text:span><text:span text:style-name="T14">, </text:span><text:span text:style-name="T13">15</text:span><text:span text:style-name="T14">, </text:span><text:span text:style-name="T13">0</text:span><text:span text:style-name="T14">, </text:span><text:span text:style-name="T13">9</text:span><text:span text:style-name="T14">, </text:span><text:span text:style-name="T13">10</text:span><text:span text:style-name="T14">, </text:span><text:span text:style-name="T13">4</text:span><text:span text:style-name="T14">, </text:span><text:span text:style-name="T13">5</text:span><text:span text:style-name="T14">, </text:span><text:span text:style-name="T13">3</text:span></text:p>
      <text:p text:style-name="Text_20_body">};</text:p>
      <text:p text:style-name="Text_20_body"/>
      <text:p text:style-name="Text_20_body"><text:span text:style-name="T5">int</text:span> S6[<text:span text:style-name="T12">4</text:span>][<text:span text:style-name="T12">16</text:span>] = </text:p>
      <text:p text:style-name="Text_20_body"><text:soft-page-break/>{</text:p>
      <text:p text:style-name="Text_20_body">    <text:span text:style-name="T13">12</text:span><text:span text:style-name="T14">, </text:span><text:span text:style-name="T13">1</text:span><text:span text:style-name="T14">, </text:span><text:span text:style-name="T13">10</text:span><text:span text:style-name="T14">, </text:span><text:span text:style-name="T13">15</text:span><text:span text:style-name="T14">, </text:span><text:span text:style-name="T13">9</text:span><text:span text:style-name="T14">, </text:span><text:span text:style-name="T13">2</text:span><text:span text:style-name="T14">, </text:span><text:span text:style-name="T13">6</text:span><text:span text:style-name="T14">, </text:span><text:span text:style-name="T13">8</text:span><text:span text:style-name="T14">, </text:span><text:span text:style-name="T13">0</text:span><text:span text:style-name="T14">, </text:span><text:span text:style-name="T13">13</text:span><text:span text:style-name="T14">, </text:span><text:span text:style-name="T13">3</text:span><text:span text:style-name="T14">, </text:span><text:span text:style-name="T13">4</text:span><text:span text:style-name="T14">, </text:span><text:span text:style-name="T13">14</text:span><text:span text:style-name="T14">, </text:span><text:span text:style-name="T13">7</text:span><text:span text:style-name="T14">, </text:span><text:span text:style-name="T13">5</text:span><text:span text:style-name="T14">, </text:span><text:span text:style-name="T13">11</text:span><text:span text:style-name="T14">,</text:span></text:p>
      <text:p text:style-name="Text_20_body">    <text:span text:style-name="T13">10</text:span><text:span text:style-name="T14">, </text:span><text:span text:style-name="T13">15</text:span><text:span text:style-name="T14">, </text:span><text:span text:style-name="T13">4</text:span><text:span text:style-name="T14">, </text:span><text:span text:style-name="T13">2</text:span><text:span text:style-name="T14">, </text:span><text:span text:style-name="T13">7</text:span><text:span text:style-name="T14">, </text:span><text:span text:style-name="T13">12</text:span><text:span text:style-name="T14">, </text:span><text:span text:style-name="T13">9</text:span><text:span text:style-name="T14">, </text:span><text:span text:style-name="T13">5</text:span><text:span text:style-name="T14">, </text:span><text:span text:style-name="T13">6</text:span><text:span text:style-name="T14">, </text:span><text:span text:style-name="T13">1</text:span><text:span text:style-name="T14">, </text:span><text:span text:style-name="T13">13</text:span><text:span text:style-name="T14">, </text:span><text:span text:style-name="T13">14</text:span><text:span text:style-name="T14">, </text:span><text:span text:style-name="T13">0</text:span><text:span text:style-name="T14">, </text:span><text:span text:style-name="T13">11</text:span><text:span text:style-name="T14">, </text:span><text:span text:style-name="T13">3</text:span><text:span text:style-name="T14">, </text:span><text:span text:style-name="T13">8</text:span><text:span text:style-name="T14">,</text:span></text:p>
      <text:p text:style-name="Text_20_body">     <text:span text:style-name="T13">9</text:span><text:span text:style-name="T14">, </text:span><text:span text:style-name="T13">14</text:span><text:span text:style-name="T14">, </text:span><text:span text:style-name="T13">15</text:span><text:span text:style-name="T14">, </text:span><text:span text:style-name="T13">5</text:span><text:span text:style-name="T14">, </text:span><text:span text:style-name="T13">2</text:span><text:span text:style-name="T14">, </text:span><text:span text:style-name="T13">8</text:span><text:span text:style-name="T14">, </text:span><text:span text:style-name="T13">12</text:span><text:span text:style-name="T14">, </text:span><text:span text:style-name="T13">3</text:span><text:span text:style-name="T14">, </text:span><text:span text:style-name="T13">7</text:span><text:span text:style-name="T14">, </text:span><text:span text:style-name="T13">0</text:span><text:span text:style-name="T14">, </text:span><text:span text:style-name="T13">4</text:span><text:span text:style-name="T14">, </text:span><text:span text:style-name="T13">10</text:span><text:span text:style-name="T14">, </text:span><text:span text:style-name="T13">1</text:span><text:span text:style-name="T14">, </text:span><text:span text:style-name="T13">13</text:span><text:span text:style-name="T14">, </text:span><text:span text:style-name="T13">11</text:span><text:span text:style-name="T14">, </text:span><text:span text:style-name="T13">6</text:span><text:span text:style-name="T14">,</text:span></text:p>
      <text:p text:style-name="Text_20_body">     <text:span text:style-name="T13">4</text:span><text:span text:style-name="T14">, </text:span><text:span text:style-name="T13">3</text:span><text:span text:style-name="T14">, </text:span><text:span text:style-name="T13">2</text:span><text:span text:style-name="T14">, </text:span><text:span text:style-name="T13">12</text:span><text:span text:style-name="T14">, </text:span><text:span text:style-name="T13">9</text:span><text:span text:style-name="T14">, </text:span><text:span text:style-name="T13">5</text:span><text:span text:style-name="T14">, </text:span><text:span text:style-name="T13">15</text:span><text:span text:style-name="T14">, </text:span><text:span text:style-name="T13">10</text:span><text:span text:style-name="T14">, </text:span><text:span text:style-name="T13">11</text:span><text:span text:style-name="T14">, </text:span><text:span text:style-name="T13">14</text:span><text:span text:style-name="T14">, </text:span><text:span text:style-name="T13">1</text:span><text:span text:style-name="T14">, </text:span><text:span text:style-name="T13">7</text:span><text:span text:style-name="T14">, </text:span><text:span text:style-name="T13">6</text:span><text:span text:style-name="T14">, </text:span><text:span text:style-name="T13">0</text:span><text:span text:style-name="T14">, </text:span><text:span text:style-name="T13">8</text:span><text:span text:style-name="T14">, </text:span><text:span text:style-name="T13">13</text:span></text:p>
      <text:p text:style-name="Text_20_body">};</text:p>
      <text:p text:style-name="Text_20_body"/>
      <text:p text:style-name="Text_20_body"><text:span text:style-name="T5">int</text:span> S7[<text:span text:style-name="T12">4</text:span>][<text:span text:style-name="T12">16</text:span>]= </text:p>
      <text:p text:style-name="Text_20_body">{</text:p>
      <text:p text:style-name="Text_20_body">     <text:span text:style-name="T13">4</text:span><text:span text:style-name="T14">, </text:span><text:span text:style-name="T13">11</text:span><text:span text:style-name="T14">, </text:span><text:span text:style-name="T13">2</text:span><text:span text:style-name="T14">, </text:span><text:span text:style-name="T13">14</text:span><text:span text:style-name="T14">, </text:span><text:span text:style-name="T13">15</text:span><text:span text:style-name="T14">, </text:span><text:span text:style-name="T13">0</text:span><text:span text:style-name="T14">, </text:span><text:span text:style-name="T13">8</text:span><text:span text:style-name="T14">, </text:span><text:span text:style-name="T13">13</text:span><text:span text:style-name="T14">, </text:span><text:span text:style-name="T13">3</text:span><text:span text:style-name="T14">, </text:span><text:span text:style-name="T13">12</text:span><text:span text:style-name="T14">, </text:span><text:span text:style-name="T13">9</text:span><text:span text:style-name="T14">, </text:span><text:span text:style-name="T13">7</text:span><text:span text:style-name="T14">, </text:span><text:span text:style-name="T13">5</text:span><text:span text:style-name="T14">, </text:span><text:span text:style-name="T13">10</text:span><text:span text:style-name="T14">, </text:span><text:span text:style-name="T13">6</text:span><text:span text:style-name="T14">, </text:span><text:span text:style-name="T13">1</text:span><text:span text:style-name="T14">,</text:span></text:p>
      <text:p text:style-name="Text_20_body">    <text:span text:style-name="T13">13</text:span><text:span text:style-name="T14">, </text:span><text:span text:style-name="T13">0</text:span><text:span text:style-name="T14">, </text:span><text:span text:style-name="T13">11</text:span><text:span text:style-name="T14">, </text:span><text:span text:style-name="T13">7</text:span><text:span text:style-name="T14">, </text:span><text:span text:style-name="T13">4</text:span><text:span text:style-name="T14">, </text:span><text:span text:style-name="T13">9</text:span><text:span text:style-name="T14">, </text:span><text:span text:style-name="T13">1</text:span><text:span text:style-name="T14">, </text:span><text:span text:style-name="T13">10</text:span><text:span text:style-name="T14">, </text:span><text:span text:style-name="T13">14</text:span><text:span text:style-name="T14">, </text:span><text:span text:style-name="T13">3</text:span><text:span text:style-name="T14">, </text:span><text:span text:style-name="T13">5</text:span><text:span text:style-name="T14">, </text:span><text:span text:style-name="T13">12</text:span><text:span text:style-name="T14">, </text:span><text:span text:style-name="T13">2</text:span><text:span text:style-name="T14">, </text:span><text:span text:style-name="T13">15</text:span><text:span text:style-name="T14">, </text:span><text:span text:style-name="T13">8</text:span><text:span text:style-name="T14">, </text:span><text:span text:style-name="T13">6</text:span><text:span text:style-name="T14">,</text:span></text:p>
      <text:p text:style-name="Text_20_body">     <text:span text:style-name="T13">1</text:span><text:span text:style-name="T14">, </text:span><text:span text:style-name="T13">4</text:span><text:span text:style-name="T14">, </text:span><text:span text:style-name="T13">11</text:span><text:span text:style-name="T14">, </text:span><text:span text:style-name="T13">13</text:span><text:span text:style-name="T14">, </text:span><text:span text:style-name="T13">12</text:span><text:span text:style-name="T14">, </text:span><text:span text:style-name="T13">3</text:span><text:span text:style-name="T14">, </text:span><text:span text:style-name="T13">7</text:span><text:span text:style-name="T14">, </text:span><text:span text:style-name="T13">14</text:span><text:span text:style-name="T14">, </text:span><text:span text:style-name="T13">10</text:span><text:span text:style-name="T14">, </text:span><text:span text:style-name="T13">15</text:span><text:span text:style-name="T14">, </text:span><text:span text:style-name="T13">6</text:span><text:span text:style-name="T14">, </text:span><text:span text:style-name="T13">8</text:span><text:span text:style-name="T14">, </text:span><text:span text:style-name="T13">0</text:span><text:span text:style-name="T14">, </text:span><text:span text:style-name="T13">5</text:span><text:span text:style-name="T14">, </text:span><text:span text:style-name="T13">9</text:span><text:span text:style-name="T14">, </text:span><text:span text:style-name="T13">2</text:span><text:span text:style-name="T14">,</text:span></text:p>
      <text:p text:style-name="Text_20_body">     <text:span text:style-name="T13">6</text:span><text:span text:style-name="T14">, </text:span><text:span text:style-name="T13">11</text:span><text:span text:style-name="T14">, </text:span><text:span text:style-name="T13">13</text:span><text:span text:style-name="T14">, </text:span><text:span text:style-name="T13">8</text:span><text:span text:style-name="T14">, </text:span><text:span text:style-name="T13">1</text:span><text:span text:style-name="T14">, </text:span><text:span text:style-name="T13">4</text:span><text:span text:style-name="T14">, </text:span><text:span text:style-name="T13">10</text:span><text:span text:style-name="T14">, </text:span><text:span text:style-name="T13">7</text:span><text:span text:style-name="T14">, </text:span><text:span text:style-name="T13">9</text:span><text:span text:style-name="T14">, </text:span><text:span text:style-name="T13">5</text:span><text:span text:style-name="T14">, </text:span><text:span text:style-name="T13">0</text:span><text:span text:style-name="T14">, </text:span><text:span text:style-name="T13">15</text:span><text:span text:style-name="T14">, </text:span><text:span text:style-name="T13">14</text:span><text:span text:style-name="T14">, </text:span><text:span text:style-name="T13">2</text:span><text:span text:style-name="T14">, </text:span><text:span text:style-name="T13">3</text:span><text:span text:style-name="T14">, </text:span><text:span text:style-name="T13">12</text:span></text:p>
      <text:p text:style-name="Text_20_body">};</text:p>
      <text:p text:style-name="Text_20_body"/>
      <text:p text:style-name="Text_20_body"><text:span text:style-name="T5">int</text:span> S8[<text:span text:style-name="T12">4</text:span>][<text:span text:style-name="T12">16</text:span>]= </text:p>
      <text:p text:style-name="Text_20_body">{</text:p>
      <text:p text:style-name="Text_20_body">    <text:span text:style-name="T13">13</text:span><text:span text:style-name="T14">, </text:span><text:span text:style-name="T13">2</text:span><text:span text:style-name="T14">, </text:span><text:span text:style-name="T13">8</text:span><text:span text:style-name="T14">, </text:span><text:span text:style-name="T13">4</text:span><text:span text:style-name="T14">, </text:span><text:span text:style-name="T13">6</text:span><text:span text:style-name="T14">, </text:span><text:span text:style-name="T13">15</text:span><text:span text:style-name="T14">, </text:span><text:span text:style-name="T13">11</text:span><text:span text:style-name="T14">, </text:span><text:span text:style-name="T13">1</text:span><text:span text:style-name="T14">, </text:span><text:span text:style-name="T13">10</text:span><text:span text:style-name="T14">, </text:span><text:span text:style-name="T13">9</text:span><text:span text:style-name="T14">, </text:span><text:span text:style-name="T13">3</text:span><text:span text:style-name="T14">, </text:span><text:span text:style-name="T13">14</text:span><text:span text:style-name="T14">, </text:span><text:span text:style-name="T13">5</text:span><text:span text:style-name="T14">, </text:span><text:span text:style-name="T13">0</text:span><text:span text:style-name="T14">, </text:span><text:span text:style-name="T13">12</text:span><text:span text:style-name="T14">, </text:span><text:span text:style-name="T13">7</text:span><text:span text:style-name="T14">,</text:span></text:p>
      <text:p text:style-name="Text_20_body">     <text:span text:style-name="T13">1</text:span><text:span text:style-name="T14">, </text:span><text:span text:style-name="T13">15</text:span><text:span text:style-name="T14">, </text:span><text:span text:style-name="T13">13</text:span><text:span text:style-name="T14">, </text:span><text:span text:style-name="T13">8</text:span><text:span text:style-name="T14">, </text:span><text:span text:style-name="T13">10</text:span><text:span text:style-name="T14">, </text:span><text:span text:style-name="T13">3</text:span><text:span text:style-name="T14">, </text:span><text:span text:style-name="T13">7</text:span><text:span text:style-name="T14">, </text:span><text:span text:style-name="T13">4</text:span><text:span text:style-name="T14">, </text:span><text:span text:style-name="T13">12</text:span><text:span text:style-name="T14">, </text:span><text:span text:style-name="T13">5</text:span><text:span text:style-name="T14">, </text:span><text:span text:style-name="T13">6</text:span><text:span text:style-name="T14">, </text:span><text:span text:style-name="T13">11</text:span><text:span text:style-name="T14">, </text:span><text:span text:style-name="T13">0</text:span><text:span text:style-name="T14">, </text:span><text:span text:style-name="T13">14</text:span><text:span text:style-name="T14">, </text:span><text:span text:style-name="T13">9</text:span><text:span text:style-name="T14">, </text:span><text:span text:style-name="T13">2</text:span><text:span text:style-name="T14">,</text:span></text:p>
      <text:p text:style-name="Text_20_body">     <text:span text:style-name="T13">7</text:span><text:span text:style-name="T14">, </text:span><text:span text:style-name="T13">11</text:span><text:span text:style-name="T14">, </text:span><text:span text:style-name="T13">4</text:span><text:span text:style-name="T14">, </text:span><text:span text:style-name="T13">1</text:span><text:span text:style-name="T14">, </text:span><text:span text:style-name="T13">9</text:span><text:span text:style-name="T14">, </text:span><text:span text:style-name="T13">12</text:span><text:span text:style-name="T14">, </text:span><text:span text:style-name="T13">14</text:span><text:span text:style-name="T14">, </text:span><text:span text:style-name="T13">2</text:span><text:span text:style-name="T14">, </text:span><text:span text:style-name="T13">0</text:span><text:span text:style-name="T14">, </text:span><text:span text:style-name="T13">6</text:span><text:span text:style-name="T14">, </text:span><text:span text:style-name="T13">10</text:span><text:span text:style-name="T14">, </text:span><text:span text:style-name="T13">13</text:span><text:span text:style-name="T14">, </text:span><text:span text:style-name="T13">15</text:span><text:span text:style-name="T14">, </text:span><text:span text:style-name="T13">3</text:span><text:span text:style-name="T14">, </text:span><text:span text:style-name="T13">5</text:span><text:span text:style-name="T14">, </text:span><text:span text:style-name="T13">8</text:span><text:span text:style-name="T14">,</text:span></text:p>
      <text:p text:style-name="Text_20_body">     <text:span text:style-name="T13">2</text:span><text:span text:style-name="T14">, </text:span><text:span text:style-name="T13">1</text:span><text:span text:style-name="T14">, </text:span><text:span text:style-name="T13">14</text:span><text:span text:style-name="T14">, </text:span><text:span text:style-name="T13">7</text:span><text:span text:style-name="T14">, </text:span><text:span text:style-name="T13">4</text:span><text:span text:style-name="T14">, </text:span><text:span text:style-name="T13">10</text:span><text:span text:style-name="T14">, </text:span><text:span text:style-name="T13">8</text:span><text:span text:style-name="T14">, </text:span><text:span text:style-name="T13">13</text:span><text:span text:style-name="T14">, </text:span><text:span text:style-name="T13">15</text:span><text:span text:style-name="T14">, </text:span><text:span text:style-name="T13">12</text:span><text:span text:style-name="T14">, </text:span><text:span text:style-name="T13">9</text:span><text:span text:style-name="T14">, </text:span><text:span text:style-name="T13">0</text:span><text:span text:style-name="T14">, </text:span><text:span text:style-name="T13">3</text:span><text:span text:style-name="T14">, </text:span><text:span text:style-name="T13">5</text:span><text:span text:style-name="T14">, </text:span><text:span text:style-name="T13">6</text:span><text:span text:style-name="T14">, </text:span><text:span text:style-name="T13">11</text:span></text:p>
      <text:p text:style-name="Text_20_body">};</text:p>
      <text:p text:style-name="Text_20_body"/>
      <text:p text:style-name="Text_20_body"><text:span text:style-name="T5">int</text:span> PC1[] = </text:p>
      <text:p text:style-name="Text_20_body">{</text:p>
      <text:p text:style-name="Text_20_body">     <text:span text:style-name="T13">57</text:span><text:span text:style-name="T14">, </text:span><text:span text:style-name="T13">49</text:span><text:span text:style-name="T14">, </text:span><text:span text:style-name="T13">41</text:span><text:span text:style-name="T14">, </text:span><text:span text:style-name="T13">33</text:span><text:span text:style-name="T14">, </text:span><text:span text:style-name="T13">25</text:span><text:span text:style-name="T14">, </text:span><text:span text:style-name="T13">17</text:span><text:span text:style-name="T14">, </text:span><text:span text:style-name="T13">9</text:span><text:span text:style-name="T14">,</text:span></text:p>
      <text:p text:style-name="Text_20_body">     <text:span text:style-name="T13">1</text:span><text:span text:style-name="T14">, </text:span><text:span text:style-name="T13">58</text:span><text:span text:style-name="T14">, </text:span><text:span text:style-name="T13">50</text:span><text:span text:style-name="T14">, </text:span><text:span text:style-name="T13">42</text:span><text:span text:style-name="T14">, </text:span><text:span text:style-name="T13">34</text:span><text:span text:style-name="T14">, </text:span><text:span text:style-name="T13">26</text:span><text:span text:style-name="T14">, </text:span><text:span text:style-name="T13">18</text:span><text:span text:style-name="T14">,</text:span></text:p>
      <text:p text:style-name="Text_20_body">     <text:span text:style-name="T13">10</text:span><text:span text:style-name="T14">, </text:span><text:span text:style-name="T13">2</text:span><text:span text:style-name="T14">, </text:span><text:span text:style-name="T13">59</text:span><text:span text:style-name="T14">, </text:span><text:span text:style-name="T13">51</text:span><text:span text:style-name="T14">, </text:span><text:span text:style-name="T13">43</text:span><text:span text:style-name="T14">, </text:span><text:span text:style-name="T13">35</text:span><text:span text:style-name="T14">, </text:span><text:span text:style-name="T13">27</text:span><text:span text:style-name="T14">,</text:span></text:p>
      <text:p text:style-name="Text_20_body">     <text:span text:style-name="T13">19</text:span><text:span text:style-name="T14">, </text:span><text:span text:style-name="T13">11</text:span><text:span text:style-name="T14">, </text:span><text:span text:style-name="T13">3</text:span><text:span text:style-name="T14">, </text:span><text:span text:style-name="T13">60</text:span><text:span text:style-name="T14">, </text:span><text:span text:style-name="T13">52</text:span><text:span text:style-name="T14">, </text:span><text:span text:style-name="T13">44</text:span><text:span text:style-name="T14">, </text:span><text:span text:style-name="T13">36</text:span><text:span text:style-name="T14">,</text:span></text:p>
      <text:p text:style-name="Text_20_body">     <text:span text:style-name="T13">63</text:span><text:span text:style-name="T14">, </text:span><text:span text:style-name="T13">55</text:span><text:span text:style-name="T14">, </text:span><text:span text:style-name="T13">47</text:span><text:span text:style-name="T14">, </text:span><text:span text:style-name="T13">39</text:span><text:span text:style-name="T14">, </text:span><text:span text:style-name="T13">31</text:span><text:span text:style-name="T14">, </text:span><text:span text:style-name="T13">23</text:span><text:span text:style-name="T14">, </text:span><text:span text:style-name="T13">15</text:span><text:span text:style-name="T14">,</text:span></text:p>
      <text:p text:style-name="Text_20_body"><text:soft-page-break/>     <text:span text:style-name="T13">7</text:span><text:span text:style-name="T14">, </text:span><text:span text:style-name="T13">62</text:span><text:span text:style-name="T14">, </text:span><text:span text:style-name="T13">54</text:span><text:span text:style-name="T14">, </text:span><text:span text:style-name="T13">46</text:span><text:span text:style-name="T14">, </text:span><text:span text:style-name="T13">38</text:span><text:span text:style-name="T14">, </text:span><text:span text:style-name="T13">30</text:span><text:span text:style-name="T14">, </text:span><text:span text:style-name="T13">22</text:span><text:span text:style-name="T14">,</text:span></text:p>
      <text:p text:style-name="Text_20_body">     <text:span text:style-name="T13">14</text:span><text:span text:style-name="T14">, </text:span><text:span text:style-name="T13">6</text:span><text:span text:style-name="T14">, </text:span><text:span text:style-name="T13">61</text:span><text:span text:style-name="T14">, </text:span><text:span text:style-name="T13">53</text:span><text:span text:style-name="T14">, </text:span><text:span text:style-name="T13">45</text:span><text:span text:style-name="T14">, </text:span><text:span text:style-name="T13">37</text:span><text:span text:style-name="T14">, </text:span><text:span text:style-name="T13">29</text:span><text:span text:style-name="T14">,</text:span></text:p>
      <text:p text:style-name="Text_20_body">     <text:span text:style-name="T13">21</text:span><text:span text:style-name="T14">, </text:span><text:span text:style-name="T13">13</text:span><text:span text:style-name="T14">, </text:span><text:span text:style-name="T13">5</text:span><text:span text:style-name="T14">, </text:span><text:span text:style-name="T13">28</text:span><text:span text:style-name="T14">, </text:span><text:span text:style-name="T13">20</text:span><text:span text:style-name="T14">, </text:span><text:span text:style-name="T13">12</text:span><text:span text:style-name="T14">, </text:span><text:span text:style-name="T13">4</text:span></text:p>
      <text:p text:style-name="Text_20_body">};</text:p>
      <text:p text:style-name="Text_20_body"/>
      <text:p text:style-name="Text_20_body"><text:span text:style-name="T5">int</text:span> PC2[] = </text:p>
      <text:p text:style-name="Text_20_body">{</text:p>
      <text:p text:style-name="Text_20_body">     <text:span text:style-name="T13">14</text:span><text:span text:style-name="T14">, </text:span><text:span text:style-name="T13">17</text:span><text:span text:style-name="T14">, </text:span><text:span text:style-name="T13">11</text:span><text:span text:style-name="T14">, </text:span><text:span text:style-name="T13">24</text:span><text:span text:style-name="T14">, </text:span><text:span text:style-name="T13">1</text:span><text:span text:style-name="T14">, </text:span><text:span text:style-name="T13">5</text:span><text:span text:style-name="T14">,</text:span></text:p>
      <text:p text:style-name="Text_20_body">     <text:span text:style-name="T13">3</text:span><text:span text:style-name="T14">, </text:span><text:span text:style-name="T13">28</text:span><text:span text:style-name="T14">, </text:span><text:span text:style-name="T13">15</text:span><text:span text:style-name="T14">, </text:span><text:span text:style-name="T13">6</text:span><text:span text:style-name="T14">, </text:span><text:span text:style-name="T13">21</text:span><text:span text:style-name="T14">, </text:span><text:span text:style-name="T13">10</text:span><text:span text:style-name="T14">,</text:span></text:p>
      <text:p text:style-name="Text_20_body">     <text:span text:style-name="T13">23</text:span><text:span text:style-name="T14">, </text:span><text:span text:style-name="T13">19</text:span><text:span text:style-name="T14">, </text:span><text:span text:style-name="T13">12</text:span><text:span text:style-name="T14">, </text:span><text:span text:style-name="T13">4</text:span><text:span text:style-name="T14">, </text:span><text:span text:style-name="T13">26</text:span><text:span text:style-name="T14">, </text:span><text:span text:style-name="T13">8</text:span><text:span text:style-name="T14">,</text:span></text:p>
      <text:p text:style-name="Text_20_body">     <text:span text:style-name="T13">16</text:span><text:span text:style-name="T14">, </text:span><text:span text:style-name="T13">7</text:span><text:span text:style-name="T14">, </text:span><text:span text:style-name="T13">27</text:span><text:span text:style-name="T14">, </text:span><text:span text:style-name="T13">20</text:span><text:span text:style-name="T14">, </text:span><text:span text:style-name="T13">13</text:span><text:span text:style-name="T14">, </text:span><text:span text:style-name="T13">2</text:span><text:span text:style-name="T14">,</text:span></text:p>
      <text:p text:style-name="Text_20_body">     <text:span text:style-name="T13">41</text:span><text:span text:style-name="T14">, </text:span><text:span text:style-name="T13">52</text:span><text:span text:style-name="T14">, </text:span><text:span text:style-name="T13">31</text:span><text:span text:style-name="T14">, </text:span><text:span text:style-name="T13">37</text:span><text:span text:style-name="T14">, </text:span><text:span text:style-name="T13">47</text:span><text:span text:style-name="T14">, </text:span><text:span text:style-name="T13">55</text:span><text:span text:style-name="T14">,</text:span></text:p>
      <text:p text:style-name="Text_20_body">     <text:span text:style-name="T13">30</text:span><text:span text:style-name="T14">, </text:span><text:span text:style-name="T13">40</text:span><text:span text:style-name="T14">, </text:span><text:span text:style-name="T13">51</text:span><text:span text:style-name="T14">, </text:span><text:span text:style-name="T13">45</text:span><text:span text:style-name="T14">, </text:span><text:span text:style-name="T13">33</text:span><text:span text:style-name="T14">, </text:span><text:span text:style-name="T13">48</text:span><text:span text:style-name="T14">,</text:span></text:p>
      <text:p text:style-name="Text_20_body">     <text:span text:style-name="T13">44</text:span><text:span text:style-name="T14">, </text:span><text:span text:style-name="T13">49</text:span><text:span text:style-name="T14">, </text:span><text:span text:style-name="T13">39</text:span><text:span text:style-name="T14">, </text:span><text:span text:style-name="T13">56</text:span><text:span text:style-name="T14">, </text:span><text:span text:style-name="T13">34</text:span><text:span text:style-name="T14">, </text:span><text:span text:style-name="T13">53</text:span><text:span text:style-name="T14">,</text:span></text:p>
      <text:p text:style-name="Text_20_body">     <text:span text:style-name="T13">46</text:span><text:span text:style-name="T14">, </text:span><text:span text:style-name="T13">42</text:span><text:span text:style-name="T14">, </text:span><text:span text:style-name="T13">50</text:span><text:span text:style-name="T14">, </text:span><text:span text:style-name="T13">36</text:span><text:span text:style-name="T14">, </text:span><text:span text:style-name="T13">29</text:span><text:span text:style-name="T14">, </text:span><text:span text:style-name="T13">32</text:span></text:p>
      <text:p text:style-name="Text_20_body">};</text:p>
      <text:p text:style-name="Text_20_body"/>
      <text:p text:style-name="Text_20_body"><text:span text:style-name="T5">int</text:span> SHIFTS[] = { <text:span text:style-name="T12">1</text:span>, <text:span text:style-name="T12">1</text:span>, <text:span text:style-name="T12">2</text:span>, <text:span text:style-name="T12">2</text:span>, <text:span text:style-name="T12">2</text:span>, <text:span text:style-name="T12">2</text:span>, <text:span text:style-name="T12">2</text:span>, <text:span text:style-name="T12">2</text:span>, <text:span text:style-name="T12">1</text:span>, <text:span text:style-name="T12">2</text:span>, <text:span text:style-name="T12">2</text:span>, <text:span text:style-name="T12">2</text:span>, <text:span text:style-name="T12">2</text:span>, <text:span text:style-name="T12">2</text:span>, <text:span text:style-name="T12">2</text:span>, <text:span text:style-name="T12">1</text:span> };</text:p>
      <text:p text:style-name="Text_20_body"/>
      <text:p text:style-name="Text_20_body">FILE* out;</text:p>
      <text:p text:style-name="Text_20_body"><text:span text:style-name="T5">int</text:span> LEFT[<text:span text:style-name="T12">17</text:span>][<text:span text:style-name="T12">32</text:span>], RIGHT[<text:span text:style-name="T12">17</text:span>][<text:span text:style-name="T12">32</text:span>];</text:p>
      <text:p text:style-name="Text_20_body"><text:span text:style-name="T5">int</text:span> IPtext[<text:span text:style-name="T12">64</text:span>];</text:p>
      <text:p text:style-name="Text_20_body"><text:span text:style-name="T5">int</text:span> EXPtext[<text:span text:style-name="T12">48</text:span>];</text:p>
      <text:p text:style-name="Text_20_body"><text:span text:style-name="T5">int</text:span> XORtext[<text:span text:style-name="T12">48</text:span>];</text:p>
      <text:p text:style-name="Text_20_body"><text:span text:style-name="T5">int</text:span> X[<text:span text:style-name="T12">8</text:span>][<text:span text:style-name="T12">6</text:span>];</text:p>
      <text:p text:style-name="Text_20_body"><text:span text:style-name="T5">int</text:span> X2[<text:span text:style-name="T12">32</text:span>];</text:p>
      <text:p text:style-name="Text_20_body"><text:span text:style-name="T5">int</text:span> R[<text:span text:style-name="T12">32</text:span>];</text:p>
      <text:p text:style-name="Text_20_body"><text:span text:style-name="T5">int</text:span> key56bit[<text:span text:style-name="T12">56</text:span>];</text:p>
      <text:p text:style-name="Text_20_body"><text:span text:style-name="T5">int</text:span> key48bit[<text:span text:style-name="T12">17</text:span>][<text:span text:style-name="T12">48</text:span>];</text:p>
      <text:p text:style-name="Text_20_body"><text:span text:style-name="T5">int</text:span> CIPHER[<text:span text:style-name="T12">64</text:span>];</text:p>
      <text:p text:style-name="Text_20_body"><text:soft-page-break/><text:span text:style-name="T5">int</text:span> ENCRYPTED[<text:span text:style-name="T12">64</text:span>];</text:p>
      <text:p text:style-name="Text_20_body"/>
      <text:p text:style-name="Text_20_body"><text:span text:style-name="T5">void</text:span> <text:span text:style-name="T7">expansion_function</text:span>(<text:span text:style-name="T5">int</text:span> pos, <text:span text:style-name="T5">int</text:span> text)</text:p>
      <text:p text:style-name="Text_20_body">{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48</text:span><text:span text:style-name="T14">; i++)</text:span></text:p>
      <text:p text:style-name="Text_20_body">        <text:span text:style-name="T2">if</text:span><text:span text:style-name="T14"> (E[i] == pos + </text:span><text:span text:style-name="T13">1</text:span><text:span text:style-name="T14">)</text:span></text:p>
      <text:p text:style-name="Text_20_body">            <text:span text:style-name="T14">EXPtext[i] = text;</text:span></text:p>
      <text:p text:style-name="Text_20_body">}</text:p>
      <text:p text:style-name="Text_20_body"/>
      <text:p text:style-name="Text_20_body"><text:span text:style-name="T5">int</text:span> <text:span text:style-name="T7">initialPermutation</text:span>(<text:span text:style-name="T5">int</text:span> pos, <text:span text:style-name="T5">int</text:span> text)</text:p>
      <text:p text:style-name="Text_20_body">{</text:p>
      <text:p text:style-name="Text_20_body">    <text:span text:style-name="T6">int</text:span><text:span text:style-name="T14"> i;</text:span></text:p>
      <text:p text:style-name="Text_20_body">    <text:span text:style-name="T2">for</text:span><text:span text:style-name="T14"> (i = </text:span><text:span text:style-name="T13">0</text:span><text:span text:style-name="T14">; i &lt; </text:span><text:span text:style-name="T13">64</text:span><text:span text:style-name="T14">; i++)</text:span></text:p>
      <text:p text:style-name="Text_20_body">        <text:span text:style-name="T2">if</text:span><text:span text:style-name="T14"> (IP[i] == pos + </text:span><text:span text:style-name="T13">1</text:span><text:span text:style-name="T14">)</text:span></text:p>
      <text:p text:style-name="Text_20_body">            <text:span text:style-name="T2">break</text:span><text:span text:style-name="T14">;</text:span></text:p>
      <text:p text:style-name="Text_20_body">    <text:span text:style-name="T14">IPtext[i] = text;</text:span></text:p>
      <text:p text:style-name="Text_20_body">}</text:p>
      <text:p text:style-name="Text_20_body"/>
      <text:p text:style-name="Text_20_body"><text:span text:style-name="T5">int</text:span> <text:span text:style-name="T7">F1</text:span>(<text:span text:style-name="T5">int</text:span> i)</text:p>
      <text:p text:style-name="Text_20_body">{</text:p>
      <text:p text:style-name="Text_20_body">    <text:span text:style-name="T6">int</text:span><text:span text:style-name="T14"> r, c, b[</text:span><text:span text:style-name="T13">6</text:span><text:span text:style-name="T14">];</text:span></text:p>
      <text:p text:style-name="Text_20_body">    <text:span text:style-name="T2">for</text:span><text:span text:style-name="T14"> (</text:span><text:span text:style-name="T6">int</text:span><text:span text:style-name="T14"> j = </text:span><text:span text:style-name="T13">0</text:span><text:span text:style-name="T14">; j &lt; </text:span><text:span text:style-name="T13">6</text:span><text:span text:style-name="T14">; j++)</text:span></text:p>
      <text:p text:style-name="Text_20_body">        <text:span text:style-name="T14">b[j] = X[i][j];</text:span></text:p>
      <text:p text:style-name="Text_20_body"/>
      <text:p text:style-name="Text_20_body">    <text:span text:style-name="T14">r = b[</text:span><text:span text:style-name="T13">0</text:span><text:span text:style-name="T14">] * </text:span><text:span text:style-name="T13">2</text:span><text:span text:style-name="T14"> + b[</text:span><text:span text:style-name="T13">5</text:span><text:span text:style-name="T14">];</text:span></text:p>
      <text:p text:style-name="Text_20_body">    <text:span text:style-name="T14">c = </text:span><text:span text:style-name="T13">8</text:span><text:span text:style-name="T14"> * b[</text:span><text:span text:style-name="T13">1</text:span><text:span text:style-name="T14">] + </text:span><text:span text:style-name="T13">4</text:span><text:span text:style-name="T14"> * b[</text:span><text:span text:style-name="T13">2</text:span><text:span text:style-name="T14">] + </text:span><text:span text:style-name="T13">2</text:span><text:span text:style-name="T14"> * b[</text:span><text:span text:style-name="T13">3</text:span><text:span text:style-name="T14">] + b[</text:span><text:span text:style-name="T13">4</text:span><text:span text:style-name="T14">];</text:span></text:p>
      <text:p text:style-name="Text_20_body">    <text:span text:style-name="T2">if</text:span><text:span text:style-name="T14"> (i == </text:span><text:span text:style-name="T13">0</text:span><text:span text:style-name="T14">)</text:span></text:p>
      <text:p text:style-name="Text_20_body">        <text:span text:style-name="T2">return</text:span><text:span text:style-name="T14"> S1[r][c];</text:span></text:p>
      <text:p text:style-name="Text_20_body">    <text:span text:style-name="T2">else</text:span><text:span text:style-name="T14"> </text:span><text:span text:style-name="T2">if</text:span><text:span text:style-name="T14"> (i == </text:span><text:span text:style-name="T13">1</text:span><text:span text:style-name="T14">)</text:span></text:p>
      <text:p text:style-name="Text_20_body">        <text:span text:style-name="T2">return</text:span><text:span text:style-name="T14"> S2[r][c];</text:span></text:p>
      <text:p text:style-name="Text_20_body"><text:soft-page-break/>    <text:span text:style-name="T2">else</text:span><text:span text:style-name="T14"> </text:span><text:span text:style-name="T2">if</text:span><text:span text:style-name="T14"> (i == </text:span><text:span text:style-name="T13">2</text:span><text:span text:style-name="T14">)</text:span></text:p>
      <text:p text:style-name="Text_20_body">        <text:span text:style-name="T2">return</text:span><text:span text:style-name="T14"> S3[r][c];</text:span></text:p>
      <text:p text:style-name="Text_20_body">    <text:span text:style-name="T2">else</text:span><text:span text:style-name="T14"> </text:span><text:span text:style-name="T2">if</text:span><text:span text:style-name="T14"> (i == </text:span><text:span text:style-name="T13">3</text:span><text:span text:style-name="T14">)</text:span></text:p>
      <text:p text:style-name="Text_20_body">        <text:span text:style-name="T2">return</text:span><text:span text:style-name="T14"> S4[r][c];</text:span></text:p>
      <text:p text:style-name="Text_20_body">    <text:span text:style-name="T2">else</text:span><text:span text:style-name="T14"> </text:span><text:span text:style-name="T2">if</text:span><text:span text:style-name="T14"> (i == </text:span><text:span text:style-name="T13">4</text:span><text:span text:style-name="T14">)</text:span></text:p>
      <text:p text:style-name="Text_20_body">        <text:span text:style-name="T2">return</text:span><text:span text:style-name="T14"> S5[r][c];</text:span></text:p>
      <text:p text:style-name="Text_20_body">    <text:span text:style-name="T2">else</text:span><text:span text:style-name="T14"> </text:span><text:span text:style-name="T2">if</text:span><text:span text:style-name="T14"> (i == </text:span><text:span text:style-name="T13">5</text:span><text:span text:style-name="T14">)</text:span></text:p>
      <text:p text:style-name="Text_20_body">        <text:span text:style-name="T2">return</text:span><text:span text:style-name="T14"> S6[r][c];</text:span></text:p>
      <text:p text:style-name="Text_20_body">    <text:span text:style-name="T2">else</text:span><text:span text:style-name="T14"> </text:span><text:span text:style-name="T2">if</text:span><text:span text:style-name="T14"> (i == </text:span><text:span text:style-name="T13">6</text:span><text:span text:style-name="T14">)</text:span></text:p>
      <text:p text:style-name="Text_20_body">        <text:span text:style-name="T2">return</text:span><text:span text:style-name="T14"> S7[r][c];</text:span></text:p>
      <text:p text:style-name="Text_20_body">    <text:span text:style-name="T2">else</text:span><text:span text:style-name="T14"> </text:span><text:span text:style-name="T2">if</text:span><text:span text:style-name="T14"> (i == </text:span><text:span text:style-name="T13">7</text:span><text:span text:style-name="T14">)</text:span></text:p>
      <text:p text:style-name="Text_20_body">        <text:span text:style-name="T2">return</text:span><text:span text:style-name="T14"> S8[r][c];</text:span></text:p>
      <text:p text:style-name="Text_20_body">}</text:p>
      <text:p text:style-name="Text_20_body"/>
      <text:p text:style-name="Text_20_body"><text:span text:style-name="T5">int</text:span> <text:span text:style-name="T7">XOR</text:span>(<text:span text:style-name="T5">int</text:span> a, <text:span text:style-name="T5">int</text:span> b)</text:p>
      <text:p text:style-name="Text_20_body">{</text:p>
      <text:p text:style-name="Text_20_body">    <text:span text:style-name="T2">return</text:span><text:span text:style-name="T14"> (a ^ b);</text:span></text:p>
      <text:p text:style-name="Text_20_body">}</text:p>
      <text:p text:style-name="Text_20_body"/>
      <text:p text:style-name="Text_20_body"><text:span text:style-name="T5">int</text:span> <text:span text:style-name="T7">ToBits</text:span>(<text:span text:style-name="T5">int</text:span> value)</text:p>
      <text:p text:style-name="Text_20_body">{</text:p>
      <text:p text:style-name="Text_20_body">    <text:span text:style-name="T6">int</text:span><text:span text:style-name="T14"> k, j, m;</text:span></text:p>
      <text:p text:style-name="Text_20_body">    <text:span text:style-name="T6">static</text:span><text:span text:style-name="T14"> </text:span><text:span text:style-name="T6">int</text:span><text:span text:style-name="T14"> i;</text:span></text:p>
      <text:p text:style-name="Text_20_body">    <text:span text:style-name="T2">if</text:span><text:span text:style-name="T14"> (i % </text:span><text:span text:style-name="T13">32</text:span><text:span text:style-name="T14"> == </text:span><text:span text:style-name="T13">0</text:span><text:span text:style-name="T14">)</text:span></text:p>
      <text:p text:style-name="Text_20_body">        <text:span text:style-name="T14">i = </text:span><text:span text:style-name="T13">0</text:span><text:span text:style-name="T14">;</text:span></text:p>
      <text:p text:style-name="Text_20_body">    <text:span text:style-name="T2">for</text:span><text:span text:style-name="T14"> (j = </text:span><text:span text:style-name="T13">3</text:span><text:span text:style-name="T14">; j &gt;= </text:span><text:span text:style-name="T13">0</text:span><text:span text:style-name="T14">; j--) </text:span></text:p>
      <text:p text:style-name="Text_20_body">    <text:span text:style-name="T14">{</text:span></text:p>
      <text:p text:style-name="Text_20_body">        <text:span text:style-name="T14">m = </text:span><text:span text:style-name="T13">1</text:span><text:span text:style-name="T14"> &lt;&lt; j;</text:span></text:p>
      <text:p text:style-name="Text_20_body">        <text:span text:style-name="T14">k = value &amp; m;</text:span></text:p>
      <text:p text:style-name="Text_20_body">        <text:span text:style-name="T2">if</text:span><text:span text:style-name="T14"> (k == </text:span><text:span text:style-name="T13">0</text:span><text:span text:style-name="T14">)</text:span></text:p>
      <text:p text:style-name="Text_20_body"><text:soft-page-break/>            <text:span text:style-name="T14">X2[</text:span><text:span text:style-name="T13">3</text:span><text:span text:style-name="T14"> - j + i] = </text:span><text:span text:style-name="T4">'0'</text:span><text:span text:style-name="T14"> - </text:span><text:span text:style-name="T13">48</text:span><text:span text:style-name="T14">;</text:span></text:p>
      <text:p text:style-name="Text_20_body">        <text:span text:style-name="T2">else</text:span></text:p>
      <text:p text:style-name="Text_20_body">            <text:span text:style-name="T14">X2[</text:span><text:span text:style-name="T13">3</text:span><text:span text:style-name="T14"> - j + i] = </text:span><text:span text:style-name="T4">'1'</text:span><text:span text:style-name="T14"> - </text:span><text:span text:style-name="T13">48</text:span><text:span text:style-name="T14">;</text:span></text:p>
      <text:p text:style-name="Text_20_body">    <text:span text:style-name="T14">}</text:span></text:p>
      <text:p text:style-name="Text_20_body">    <text:span text:style-name="T14">i = i + </text:span><text:span text:style-name="T13">4</text:span><text:span text:style-name="T14">;</text:span></text:p>
      <text:p text:style-name="Text_20_body">}</text:p>
      <text:p text:style-name="Text_20_body"/>
      <text:p text:style-name="Text_20_body"><text:span text:style-name="T5">int</text:span> <text:span text:style-name="T7">SBox</text:span>(<text:span text:style-name="T5">int</text:span> XORtext[])</text:p>
      <text:p text:style-name="Text_20_body">{</text:p>
      <text:p text:style-name="Text_20_body">    <text:span text:style-name="T6">int</text:span><text:span text:style-name="T14"> k = </text:span><text:span text:style-name="T13">0</text:span><text:span text:style-name="T14">;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8</text:span><text:span text:style-name="T14">; i++)</text:span></text:p>
      <text:p text:style-name="Text_20_body">        <text:span text:style-name="T2">for</text:span><text:span text:style-name="T14"> (</text:span><text:span text:style-name="T6">int</text:span><text:span text:style-name="T14"> j = </text:span><text:span text:style-name="T13">0</text:span><text:span text:style-name="T14">; j &lt; </text:span><text:span text:style-name="T13">6</text:span><text:span text:style-name="T14">; j++)</text:span></text:p>
      <text:p text:style-name="Text_20_body">            <text:span text:style-name="T14">X[i][j] = XORtext[k++];</text:span></text:p>
      <text:p text:style-name="Text_20_body"/>
      <text:p text:style-name="Text_20_body">    <text:span text:style-name="T6">int</text:span><text:span text:style-name="T14"> value;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8</text:span><text:span text:style-name="T14">; i++) </text:span></text:p>
      <text:p text:style-name="Text_20_body">    <text:span text:style-name="T14">{</text:span></text:p>
      <text:p text:style-name="Text_20_body">        <text:span text:style-name="T14">value = </text:span><text:span text:style-name="T8">F1</text:span><text:span text:style-name="T14">(i);</text:span></text:p>
      <text:p text:style-name="Text_20_body">        <text:span text:style-name="T8">ToBits</text:span><text:span text:style-name="T14">(value);</text:span></text:p>
      <text:p text:style-name="Text_20_body">    <text:span text:style-name="T14">}</text:span></text:p>
      <text:p text:style-name="Text_20_body">}</text:p>
      <text:p text:style-name="Text_20_body"/>
      <text:p text:style-name="Text_20_body"><text:span text:style-name="T5">int</text:span> <text:span text:style-name="T7">PBox</text:span>(<text:span text:style-name="T5">int</text:span> pos, <text:span text:style-name="T5">int</text:span> text)</text:p>
      <text:p text:style-name="Text_20_body">{</text:p>
      <text:p text:style-name="Text_20_body">    <text:span text:style-name="T6">int</text:span><text:span text:style-name="T14"> i;</text:span></text:p>
      <text:p text:style-name="Text_20_body">    <text:span text:style-name="T2">for</text:span><text:span text:style-name="T14"> (i = </text:span><text:span text:style-name="T13">0</text:span><text:span text:style-name="T14">; i &lt; </text:span><text:span text:style-name="T13">32</text:span><text:span text:style-name="T14">; i++)</text:span></text:p>
      <text:p text:style-name="Text_20_body">        <text:span text:style-name="T2">if</text:span><text:span text:style-name="T14"> (P[i] == pos + </text:span><text:span text:style-name="T13">1</text:span><text:span text:style-name="T14">)</text:span></text:p>
      <text:p text:style-name="Text_20_body">            <text:span text:style-name="T2">break</text:span><text:span text:style-name="T14">;</text:span></text:p>
      <text:p text:style-name="Text_20_body">    <text:span text:style-name="T14">R[i] = text;</text:span></text:p>
      <text:p text:style-name="Text_20_body">}</text:p>
      <text:p text:style-name="Text_20_body"><text:soft-page-break/></text:p>
      <text:p text:style-name="Text_20_body"><text:span text:style-name="T5">void</text:span> <text:span text:style-name="T7">cipher</text:span>(<text:span text:style-name="T5">int</text:span> Round, <text:span text:style-name="T5">int</text:span> mode)</text:p>
      <text:p text:style-name="Text_20_body">{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32</text:span><text:span text:style-name="T14">; i++)</text:span></text:p>
      <text:p text:style-name="Text_20_body">        <text:span text:style-name="T8">expansion_function</text:span><text:span text:style-name="T14">(i, RIGHT[Round - </text:span><text:span text:style-name="T13">1</text:span><text:span text:style-name="T14">][i])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48</text:span><text:span text:style-name="T14">; i++) </text:span></text:p>
      <text:p text:style-name="Text_20_body">    <text:span text:style-name="T14">{</text:span></text:p>
      <text:p text:style-name="Text_20_body">        <text:span text:style-name="T2">if</text:span><text:span text:style-name="T14"> (mode == </text:span><text:span text:style-name="T13">0</text:span><text:span text:style-name="T14">)</text:span></text:p>
      <text:p text:style-name="Text_20_body">            <text:span text:style-name="T14">XORtext[i] = </text:span><text:span text:style-name="T8">XOR</text:span><text:span text:style-name="T14">(EXPtext[i], key48bit[Round][i]);</text:span></text:p>
      <text:p text:style-name="Text_20_body">        <text:span text:style-name="T2">else</text:span></text:p>
      <text:p text:style-name="Text_20_body">            <text:span text:style-name="T14">XORtext[i] = </text:span><text:span text:style-name="T8">XOR</text:span><text:span text:style-name="T14">(EXPtext[i], key48bit[</text:span><text:span text:style-name="T13">17</text:span><text:span text:style-name="T14"> - Round][i]);</text:span></text:p>
      <text:p text:style-name="Text_20_body">    <text:span text:style-name="T14">}</text:span></text:p>
      <text:p text:style-name="Text_20_body"/>
      <text:p text:style-name="Text_20_body">    <text:span text:style-name="T8">SBox</text:span><text:span text:style-name="T14">(XORtext)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32</text:span><text:span text:style-name="T14">; i++)</text:span></text:p>
      <text:p text:style-name="Text_20_body">        <text:span text:style-name="T8">PBox</text:span><text:span text:style-name="T14">(i, X2[i]);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32</text:span><text:span text:style-name="T14">; i++)</text:span></text:p>
      <text:p text:style-name="Text_20_body">        <text:span text:style-name="T14">RIGHT[Round][i] = </text:span><text:span text:style-name="T8">XOR</text:span><text:span text:style-name="T14">(LEFT[Round - </text:span><text:span text:style-name="T13">1</text:span><text:span text:style-name="T14">][i], R[i]);</text:span></text:p>
      <text:p text:style-name="Text_20_body">}</text:p>
      <text:p text:style-name="Text_20_body"/>
      <text:p text:style-name="Text_20_body"><text:span text:style-name="T5">void</text:span> <text:span text:style-name="T7">finalPermutation</text:span>(<text:span text:style-name="T5">int</text:span> pos, <text:span text:style-name="T5">int</text:span> text)</text:p>
      <text:p text:style-name="Text_20_body">{</text:p>
      <text:p text:style-name="Text_20_body">    <text:span text:style-name="T6">int</text:span><text:span text:style-name="T14"> i;</text:span></text:p>
      <text:p text:style-name="Text_20_body">    <text:span text:style-name="T2">for</text:span><text:span text:style-name="T14"> (i = </text:span><text:span text:style-name="T13">0</text:span><text:span text:style-name="T14">; i &lt; </text:span><text:span text:style-name="T13">64</text:span><text:span text:style-name="T14">; i++)</text:span></text:p>
      <text:p text:style-name="Text_20_body">        <text:span text:style-name="T2">if</text:span><text:span text:style-name="T14"> (FP[i] == pos + </text:span><text:span text:style-name="T13">1</text:span><text:span text:style-name="T14">)</text:span></text:p>
      <text:p text:style-name="Text_20_body">            <text:span text:style-name="T2">break</text:span><text:span text:style-name="T14">;</text:span></text:p>
      <text:p text:style-name="Text_20_body">    <text:span text:style-name="T14">ENCRYPTED[i] = text;</text:span></text:p>
      <text:p text:style-name="Text_20_body">}</text:p>
      <text:p text:style-name="Text_20_body"><text:soft-page-break/></text:p>
      <text:p text:style-name="Text_20_body"><text:span text:style-name="T5">void</text:span> <text:span text:style-name="T7">convertToBinary</text:span>(<text:span text:style-name="T5">int</text:span> n)</text:p>
      <text:p text:style-name="Text_20_body">{</text:p>
      <text:p text:style-name="Text_20_body">    <text:span text:style-name="T6">int</text:span><text:span text:style-name="T14"> k, m;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7</text:span><text:span text:style-name="T14">; i &gt;= </text:span><text:span text:style-name="T13">0</text:span><text:span text:style-name="T14">; i--) </text:span></text:p>
      <text:p text:style-name="Text_20_body">    <text:span text:style-name="T14">{</text:span></text:p>
      <text:p text:style-name="Text_20_body">        <text:span text:style-name="T14">m = </text:span><text:span text:style-name="T13">1</text:span><text:span text:style-name="T14"> &lt;&lt; i;</text:span></text:p>
      <text:p text:style-name="Text_20_body">        <text:span text:style-name="T14">k = n &amp; m;</text:span></text:p>
      <text:p text:style-name="Text_20_body">        <text:span text:style-name="T2">if</text:span><text:span text:style-name="T14"> (k == </text:span><text:span text:style-name="T13">0</text:span><text:span text:style-name="T14">)</text:span></text:p>
      <text:p text:style-name="Text_20_body">            <text:span text:style-name="T8">fprintf</text:span><text:span text:style-name="T14">(out, </text:span><text:span text:style-name="T4">"0"</text:span><text:span text:style-name="T14">);</text:span></text:p>
      <text:p text:style-name="Text_20_body">        <text:span text:style-name="T2">else</text:span></text:p>
      <text:p text:style-name="Text_20_body">            <text:span text:style-name="T8">fprintf</text:span><text:span text:style-name="T14">(out, </text:span><text:span text:style-name="T4">"1"</text:span><text:span text:style-name="T14">);</text:span></text:p>
      <text:p text:style-name="Text_20_body">    <text:span text:style-name="T14">}</text:span></text:p>
      <text:p text:style-name="Text_20_body">}</text:p>
      <text:p text:style-name="Text_20_body"/>
      <text:p text:style-name="Text_20_body"><text:span text:style-name="T5">int</text:span> <text:span text:style-name="T7">convertCharToBit</text:span>(<text:span text:style-name="T5">long</text:span> <text:span text:style-name="T5">int</text:span> n)</text:p>
      <text:p text:style-name="Text_20_body">{</text:p>
      <text:p text:style-name="Text_20_body">    <text:span text:style-name="T14">FILE* inp = </text:span><text:span text:style-name="T8">fopen</text:span><text:span text:style-name="T14">(</text:span><text:span text:style-name="T4">"input.txt"</text:span><text:span text:style-name="T14">, </text:span><text:span text:style-name="T4">"rb"</text:span><text:span text:style-name="T14">);</text:span></text:p>
      <text:p text:style-name="Text_20_body">    <text:span text:style-name="T14">out = </text:span><text:span text:style-name="T8">fopen</text:span><text:span text:style-name="T14">(</text:span><text:span text:style-name="T4">"bits.txt"</text:span><text:span text:style-name="T14">, </text:span><text:span text:style-name="T4">"wb+"</text:span><text:span text:style-name="T14">);</text:span></text:p>
      <text:p text:style-name="Text_20_body">    <text:span text:style-name="T6">char</text:span><text:span text:style-name="T14"> ch;</text:span></text:p>
      <text:p text:style-name="Text_20_body">    <text:span text:style-name="T6">int</text:span><text:span text:style-name="T14"> i = n * </text:span><text:span text:style-name="T13">8</text:span><text:span text:style-name="T14">;</text:span></text:p>
      <text:p text:style-name="Text_20_body">    <text:span text:style-name="T2">while</text:span><text:span text:style-name="T14"> (i) </text:span></text:p>
      <text:p text:style-name="Text_20_body">    <text:span text:style-name="T14">{</text:span></text:p>
      <text:p text:style-name="Text_20_body">        <text:span text:style-name="T14">ch = </text:span><text:span text:style-name="T8">fgetc</text:span><text:span text:style-name="T14">(inp);</text:span></text:p>
      <text:p text:style-name="Text_20_body">        <text:span text:style-name="T2">if</text:span><text:span text:style-name="T14"> (ch == -</text:span><text:span text:style-name="T13">1</text:span><text:span text:style-name="T14">)</text:span></text:p>
      <text:p text:style-name="Text_20_body">            <text:span text:style-name="T2">break</text:span><text:span text:style-name="T14">;</text:span></text:p>
      <text:p text:style-name="Text_20_body">        <text:span text:style-name="T14">i--;</text:span></text:p>
      <text:p text:style-name="Text_20_body">        <text:span text:style-name="T8">convertToBinary</text:span><text:span text:style-name="T14">(ch);</text:span></text:p>
      <text:p text:style-name="Text_20_body">    <text:span text:style-name="T14">}</text:span></text:p>
      <text:p text:style-name="Text_20_body">    <text:span text:style-name="T8">fclose</text:span><text:span text:style-name="T14">(out);</text:span></text:p>
      <text:p text:style-name="Text_20_body"><text:soft-page-break/>    <text:span text:style-name="T8">fclose</text:span><text:span text:style-name="T14">(inp);</text:span></text:p>
      <text:p text:style-name="Text_20_body">}</text:p>
      <text:p text:style-name="Text_20_body"/>
      <text:p text:style-name="Text_20_body"><text:span text:style-name="T5">void</text:span> <text:span text:style-name="T7">Encryption</text:span>(<text:span text:style-name="T5">long</text:span> <text:span text:style-name="T5">int</text:span> plain[])</text:p>
      <text:p text:style-name="Text_20_body">{</text:p>
      <text:p text:style-name="Text_20_body">    <text:span text:style-name="T14">out = </text:span><text:span text:style-name="T8">fopen</text:span><text:span text:style-name="T14">(</text:span><text:span text:style-name="T4">"cipher.txt"</text:span><text:span text:style-name="T14">, </text:span><text:span text:style-name="T4">"ab+"</text:span><text:span text:style-name="T14">);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64</text:span><text:span text:style-name="T14">; i++)</text:span></text:p>
      <text:p text:style-name="Text_20_body">        <text:span text:style-name="T8">initialPermutation</text:span><text:span text:style-name="T14">(i, plain[i])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32</text:span><text:span text:style-name="T14">; i++)</text:span></text:p>
      <text:p text:style-name="Text_20_body">        <text:span text:style-name="T14">LEFT[</text:span><text:span text:style-name="T13">0</text:span><text:span text:style-name="T14">][i] = IPtext[i];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32</text:span><text:span text:style-name="T14">; i &lt; </text:span><text:span text:style-name="T13">64</text:span><text:span text:style-name="T14">; i++)</text:span></text:p>
      <text:p text:style-name="Text_20_body">        <text:span text:style-name="T14">RIGHT[</text:span><text:span text:style-name="T13">0</text:span><text:span text:style-name="T14">][i - </text:span><text:span text:style-name="T13">32</text:span><text:span text:style-name="T14">] = IPtext[i]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k = </text:span><text:span text:style-name="T13">1</text:span><text:span text:style-name="T14">; k &lt; </text:span><text:span text:style-name="T13">17</text:span><text:span text:style-name="T14">; k++) </text:span></text:p>
      <text:p text:style-name="Text_20_body">    <text:span text:style-name="T14">{</text:span></text:p>
      <text:p text:style-name="Text_20_body">        <text:span text:style-name="T8">cipher</text:span><text:span text:style-name="T14">(k, </text:span><text:span text:style-name="T13">0</text:span><text:span text:style-name="T14">);</text:span></text:p>
      <text:p text:style-name="Text_20_body"/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32</text:span><text:span text:style-name="T14">; i++)</text:span></text:p>
      <text:p text:style-name="Text_20_body">            <text:span text:style-name="T14">LEFT[k][i] = RIGHT[k - </text:span><text:span text:style-name="T13">1</text:span><text:span text:style-name="T14">][i];</text:span></text:p>
      <text:p text:style-name="Text_20_body">    <text:span text:style-name="T14">}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64</text:span><text:span text:style-name="T14">; i++) </text:span></text:p>
      <text:p text:style-name="Text_20_body">    <text:span text:style-name="T14">{</text:span></text:p>
      <text:p text:style-name="Text_20_body">        <text:span text:style-name="T2">if</text:span><text:span text:style-name="T14"> (i &lt; </text:span><text:span text:style-name="T13">32</text:span><text:span text:style-name="T14">)</text:span></text:p>
      <text:p text:style-name="Text_20_body">            <text:span text:style-name="T14">CIPHER[i] = RIGHT[</text:span><text:span text:style-name="T13">16</text:span><text:span text:style-name="T14">][i];</text:span></text:p>
      <text:p text:style-name="Text_20_body">        <text:span text:style-name="T2">else</text:span></text:p>
      <text:p text:style-name="Text_20_body">            <text:span text:style-name="T14">CIPHER[i] = LEFT[</text:span><text:span text:style-name="T13">16</text:span><text:span text:style-name="T14">][i - </text:span><text:span text:style-name="T13">32</text:span><text:span text:style-name="T14">];</text:span></text:p>
      <text:p text:style-name="Text_20_body">        <text:span text:style-name="T8">finalPermutation</text:span><text:span text:style-name="T14">(i, CIPHER[i]);</text:span></text:p>
      <text:p text:style-name="Text_20_body">    <text:span text:style-name="T14">}</text:span></text:p>
      <text:p text:style-name="Text_20_body"><text:soft-page-break/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64</text:span><text:span text:style-name="T14">; i++)</text:span></text:p>
      <text:p text:style-name="Text_20_body">        <text:span text:style-name="T8">fprintf</text:span><text:span text:style-name="T14">(out, </text:span><text:span text:style-name="T4">"%d"</text:span><text:span text:style-name="T14">, ENCRYPTED[i]);</text:span></text:p>
      <text:p text:style-name="Text_20_body">    <text:span text:style-name="T8">fclose</text:span><text:span text:style-name="T14">(out);</text:span></text:p>
      <text:p text:style-name="Text_20_body">}</text:p>
      <text:p text:style-name="Text_20_body"/>
      <text:p text:style-name="Text_20_body"><text:span text:style-name="T5">void</text:span> <text:span text:style-name="T7">Decryption</text:span>(<text:span text:style-name="T5">long</text:span> <text:span text:style-name="T5">int</text:span> plain[])</text:p>
      <text:p text:style-name="Text_20_body">{</text:p>
      <text:p text:style-name="Text_20_body">    <text:span text:style-name="T14">out = </text:span><text:span text:style-name="T8">fopen</text:span><text:span text:style-name="T14">(</text:span><text:span text:style-name="T4">"decrypted.txt"</text:span><text:span text:style-name="T14">, </text:span><text:span text:style-name="T4">"ab+"</text:span><text:span text:style-name="T14">);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64</text:span><text:span text:style-name="T14">; i++)</text:span></text:p>
      <text:p text:style-name="Text_20_body">        <text:span text:style-name="T8">initialPermutation</text:span><text:span text:style-name="T14">(i, plain[i])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32</text:span><text:span text:style-name="T14">; i++)</text:span></text:p>
      <text:p text:style-name="Text_20_body">        <text:span text:style-name="T14">LEFT[</text:span><text:span text:style-name="T13">0</text:span><text:span text:style-name="T14">][i] = IPtext[i]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i = </text:span><text:span text:style-name="T13">32</text:span><text:span text:style-name="T14">; i &lt; </text:span><text:span text:style-name="T13">64</text:span><text:span text:style-name="T14">; i++)</text:span></text:p>
      <text:p text:style-name="Text_20_body">        <text:span text:style-name="T14">RIGHT[</text:span><text:span text:style-name="T13">0</text:span><text:span text:style-name="T14">][i - </text:span><text:span text:style-name="T13">32</text:span><text:span text:style-name="T14">] = IPtext[i]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k = </text:span><text:span text:style-name="T13">1</text:span><text:span text:style-name="T14">; k &lt; </text:span><text:span text:style-name="T13">17</text:span><text:span text:style-name="T14">; k++) {</text:span></text:p>
      <text:p text:style-name="Text_20_body">        <text:span text:style-name="T8">cipher</text:span><text:span text:style-name="T14">(k, </text:span><text:span text:style-name="T13">1</text:span><text:span text:style-name="T14">);</text:span></text:p>
      <text:p text:style-name="Text_20_body"/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32</text:span><text:span text:style-name="T14">; i++)</text:span></text:p>
      <text:p text:style-name="Text_20_body">            <text:span text:style-name="T14">LEFT[k][i] = RIGHT[k - </text:span><text:span text:style-name="T13">1</text:span><text:span text:style-name="T14">][i];</text:span></text:p>
      <text:p text:style-name="Text_20_body">    <text:span text:style-name="T14">}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64</text:span><text:span text:style-name="T14">; i++) </text:span></text:p>
      <text:p text:style-name="Text_20_body">    <text:span text:style-name="T14">{</text:span></text:p>
      <text:p text:style-name="Text_20_body">        <text:span text:style-name="T2">if</text:span><text:span text:style-name="T14"> (i &lt; </text:span><text:span text:style-name="T13">32</text:span><text:span text:style-name="T14">)</text:span></text:p>
      <text:p text:style-name="Text_20_body">            <text:span text:style-name="T14">CIPHER[i] = RIGHT[</text:span><text:span text:style-name="T13">16</text:span><text:span text:style-name="T14">][i];</text:span></text:p>
      <text:p text:style-name="Text_20_body">        <text:span text:style-name="T2">else</text:span></text:p>
      <text:p text:style-name="Text_20_body">            <text:span text:style-name="T14">CIPHER[i] = LEFT[</text:span><text:span text:style-name="T13">16</text:span><text:span text:style-name="T14">][i - </text:span><text:span text:style-name="T13">32</text:span><text:span text:style-name="T14">];</text:span></text:p>
      <text:p text:style-name="Text_20_body"><text:soft-page-break/>        <text:span text:style-name="T8">finalPermutation</text:span><text:span text:style-name="T14">(i, CIPHER[i]);</text:span></text:p>
      <text:p text:style-name="Text_20_body">    <text:span text:style-name="T14">}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64</text:span><text:span text:style-name="T14">; i++)</text:span></text:p>
      <text:p text:style-name="Text_20_body">        <text:span text:style-name="T8">fprintf</text:span><text:span text:style-name="T14">(out, </text:span><text:span text:style-name="T4">"%d"</text:span><text:span text:style-name="T14">, ENCRYPTED[i]);</text:span></text:p>
      <text:p text:style-name="Text_20_body"/>
      <text:p text:style-name="Text_20_body">    <text:span text:style-name="T8">fclose</text:span><text:span text:style-name="T14">(out);</text:span></text:p>
      <text:p text:style-name="Text_20_body">}</text:p>
      <text:p text:style-name="Text_20_body"/>
      <text:p text:style-name="Text_20_body"><text:span text:style-name="T5">void</text:span> <text:span text:style-name="T7">convertToBits</text:span>(<text:span text:style-name="T5">int</text:span> ch[])</text:p>
      <text:p text:style-name="Text_20_body">{</text:p>
      <text:p text:style-name="Text_20_body">    <text:span text:style-name="T6">int</text:span><text:span text:style-name="T14"> value = </text:span><text:span text:style-name="T13">0</text:span><text:span text:style-name="T14">;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7</text:span><text:span text:style-name="T14">; i &gt;= </text:span><text:span text:style-name="T13">0</text:span><text:span text:style-name="T14">; i--)</text:span></text:p>
      <text:p text:style-name="Text_20_body">        <text:span text:style-name="T14">value += (</text:span><text:span text:style-name="T6">int</text:span><text:span text:style-name="T14">)</text:span><text:span text:style-name="T8">pow</text:span><text:span text:style-name="T14">(</text:span><text:span text:style-name="T13">2</text:span><text:span text:style-name="T14">, i) * ch[</text:span><text:span text:style-name="T13">7</text:span><text:span text:style-name="T14"> - i];</text:span></text:p>
      <text:p text:style-name="Text_20_body">    <text:span text:style-name="T8">fprintf</text:span><text:span text:style-name="T14">(out, </text:span><text:span text:style-name="T4">"%c"</text:span><text:span text:style-name="T14">, value);</text:span></text:p>
      <text:p text:style-name="Text_20_body">}</text:p>
      <text:p text:style-name="Text_20_body"/>
      <text:p text:style-name="Text_20_body"><text:span text:style-name="T5">int</text:span> <text:span text:style-name="T7">bittochar</text:span>()</text:p>
      <text:p text:style-name="Text_20_body">{</text:p>
      <text:p text:style-name="Text_20_body">    <text:span text:style-name="T14">out = </text:span><text:span text:style-name="T8">fopen</text:span><text:span text:style-name="T14">(</text:span><text:span text:style-name="T4">"result.txt"</text:span><text:span text:style-name="T14">, </text:span><text:span text:style-name="T4">"ab+"</text:span><text:span text:style-name="T14">);</text:span>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64</text:span><text:span text:style-name="T14">; i = i + </text:span><text:span text:style-name="T13">8</text:span><text:span text:style-name="T14">)</text:span></text:p>
      <text:p text:style-name="Text_20_body">        <text:span text:style-name="T8">convertToBits</text:span><text:span text:style-name="T14">(&amp;ENCRYPTED[i]);</text:span></text:p>
      <text:p text:style-name="Text_20_body">    <text:span text:style-name="T8">fclose</text:span><text:span text:style-name="T14">(out);</text:span></text:p>
      <text:p text:style-name="Text_20_body">}</text:p>
      <text:p text:style-name="Text_20_body"/>
      <text:p text:style-name="Text_20_body"><text:span text:style-name="T5">void</text:span> <text:span text:style-name="T7">key56to48</text:span>(<text:span text:style-name="T5">int</text:span> round, <text:span text:style-name="T5">int</text:span> pos, <text:span text:style-name="T5">int</text:span> text)</text:p>
      <text:p text:style-name="Text_20_body">{</text:p>
      <text:p text:style-name="Text_20_body">    <text:span text:style-name="T6">int</text:span><text:span text:style-name="T14"> i;</text:span></text:p>
      <text:p text:style-name="Text_20_body">    <text:span text:style-name="T2">for</text:span><text:span text:style-name="T14"> (i = </text:span><text:span text:style-name="T13">0</text:span><text:span text:style-name="T14">; i &lt; </text:span><text:span text:style-name="T13">56</text:span><text:span text:style-name="T14">; i++)</text:span></text:p>
      <text:p text:style-name="Text_20_body">        <text:span text:style-name="T2">if</text:span><text:span text:style-name="T14"> (PC2[i] == pos + </text:span><text:span text:style-name="T13">1</text:span><text:span text:style-name="T14">)</text:span></text:p>
      <text:p text:style-name="Text_20_body">            <text:span text:style-name="T2">break</text:span><text:span text:style-name="T14">;</text:span></text:p>
      <text:p text:style-name="Text_20_body"><text:soft-page-break/>    <text:span text:style-name="T14">key48bit[</text:span><text:span text:style-name="T8">round</text:span><text:span text:style-name="T14">][i] = text;</text:span></text:p>
      <text:p text:style-name="Text_20_body">}</text:p>
      <text:p text:style-name="Text_20_body"/>
      <text:p text:style-name="Text_20_body"><text:span text:style-name="T5">int</text:span> <text:span text:style-name="T7">key64to56</text:span>(<text:span text:style-name="T5">int</text:span> pos, <text:span text:style-name="T5">int</text:span> text)</text:p>
      <text:p text:style-name="Text_20_body">{</text:p>
      <text:p text:style-name="Text_20_body">    <text:span text:style-name="T6">int</text:span><text:span text:style-name="T14"> i;</text:span></text:p>
      <text:p text:style-name="Text_20_body">    <text:span text:style-name="T2">for</text:span><text:span text:style-name="T14"> (i = </text:span><text:span text:style-name="T13">0</text:span><text:span text:style-name="T14">; i &lt; </text:span><text:span text:style-name="T13">56</text:span><text:span text:style-name="T14">; i++)</text:span></text:p>
      <text:p text:style-name="Text_20_body">        <text:span text:style-name="T2">if</text:span><text:span text:style-name="T14"> (PC1[i] == pos + </text:span><text:span text:style-name="T13">1</text:span><text:span text:style-name="T14">)</text:span></text:p>
      <text:p text:style-name="Text_20_body">            <text:span text:style-name="T2">break</text:span><text:span text:style-name="T14">;</text:span></text:p>
      <text:p text:style-name="Text_20_body">    <text:span text:style-name="T14">key56bit[i] = text;</text:span></text:p>
      <text:p text:style-name="Text_20_body">}</text:p>
      <text:p text:style-name="Text_20_body"/>
      <text:p text:style-name="Text_20_body"><text:span text:style-name="T5">void</text:span> <text:span text:style-name="T7">key64to48</text:span>(<text:span text:style-name="T5">unsigned</text:span> <text:span text:style-name="T5">int</text:span> key[])</text:p>
      <text:p text:style-name="Text_20_body">{</text:p>
      <text:p text:style-name="Text_20_body">    <text:span text:style-name="T6">int</text:span><text:span text:style-name="T14"> k, backup[</text:span><text:span text:style-name="T13">17</text:span><text:span text:style-name="T14">][</text:span><text:span text:style-name="T13">2</text:span><text:span text:style-name="T14">];</text:span></text:p>
      <text:p text:style-name="Text_20_body">    <text:span text:style-name="T6">int</text:span><text:span text:style-name="T14"> CD[</text:span><text:span text:style-name="T13">17</text:span><text:span text:style-name="T14">][</text:span><text:span text:style-name="T13">56</text:span><text:span text:style-name="T14">];</text:span></text:p>
      <text:p text:style-name="Text_20_body">    <text:span text:style-name="T6">int</text:span><text:span text:style-name="T14"> C[</text:span><text:span text:style-name="T13">17</text:span><text:span text:style-name="T14">][</text:span><text:span text:style-name="T13">28</text:span><text:span text:style-name="T14">], D[</text:span><text:span text:style-name="T13">17</text:span><text:span text:style-name="T14">][</text:span><text:span text:style-name="T13">28</text:span><text:span text:style-name="T14">]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64</text:span><text:span text:style-name="T14">; i++)</text:span></text:p>
      <text:p text:style-name="Text_20_body">        <text:span text:style-name="T8">key64to56</text:span><text:span text:style-name="T14">(i, key[i])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56</text:span><text:span text:style-name="T14">; i++)</text:span></text:p>
      <text:p text:style-name="Text_20_body">        <text:span text:style-name="T2">if</text:span><text:span text:style-name="T14"> (i &lt; </text:span><text:span text:style-name="T13">28</text:span><text:span text:style-name="T14">)</text:span></text:p>
      <text:p text:style-name="Text_20_body">            <text:span text:style-name="T14">C[</text:span><text:span text:style-name="T13">0</text:span><text:span text:style-name="T14">][i] = key56bit[i];</text:span></text:p>
      <text:p text:style-name="Text_20_body">        <text:span text:style-name="T2">else</text:span></text:p>
      <text:p text:style-name="Text_20_body">            <text:span text:style-name="T14">D[</text:span><text:span text:style-name="T13">0</text:span><text:span text:style-name="T14">][i - </text:span><text:span text:style-name="T13">28</text:span><text:span text:style-name="T14">] = key56bit[i];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x = </text:span><text:span text:style-name="T13">1</text:span><text:span text:style-name="T14">; x &lt; </text:span><text:span text:style-name="T13">17</text:span><text:span text:style-name="T14">; x++) </text:span></text:p>
      <text:p text:style-name="Text_20_body">    <text:span text:style-name="T14">{</text:span></text:p>
      <text:p text:style-name="Text_20_body">        <text:span text:style-name="T6">int</text:span><text:span text:style-name="T14"> shift = SHIFTS[x - </text:span><text:span text:style-name="T13">1</text:span><text:span text:style-name="T14">];</text:span></text:p>
      <text:p text:style-name="Text_20_body"><text:soft-page-break/></text:p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shift; i++)</text:span></text:p>
      <text:p text:style-name="Text_20_body">            <text:span text:style-name="T14">backup[x - </text:span><text:span text:style-name="T13">1</text:span><text:span text:style-name="T14">][i] = C[x - </text:span><text:span text:style-name="T13">1</text:span><text:span text:style-name="T14">][i];</text:span></text:p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(</text:span><text:span text:style-name="T13">28</text:span><text:span text:style-name="T14"> - shift); i++)</text:span></text:p>
      <text:p text:style-name="Text_20_body">            <text:span text:style-name="T14">C[x][i] = C[x - </text:span><text:span text:style-name="T13">1</text:span><text:span text:style-name="T14">][i + shift];</text:span></text:p>
      <text:p text:style-name="Text_20_body">        <text:span text:style-name="T14">k = </text:span><text:span text:style-name="T13">0</text:span><text:span text:style-name="T14">;</text:span></text:p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28</text:span><text:span text:style-name="T14"> - shift; i &lt; </text:span><text:span text:style-name="T13">28</text:span><text:span text:style-name="T14">; i++)</text:span></text:p>
      <text:p text:style-name="Text_20_body">            <text:span text:style-name="T14">C[x][i] = backup[x - </text:span><text:span text:style-name="T13">1</text:span><text:span text:style-name="T14">][k++];</text:span></text:p>
      <text:p text:style-name="Text_20_body"/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shift; i++)</text:span></text:p>
      <text:p text:style-name="Text_20_body">            <text:span text:style-name="T14">backup[x - </text:span><text:span text:style-name="T13">1</text:span><text:span text:style-name="T14">][i] = D[x - </text:span><text:span text:style-name="T13">1</text:span><text:span text:style-name="T14">][i];</text:span></text:p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(</text:span><text:span text:style-name="T13">28</text:span><text:span text:style-name="T14"> - shift); i++)</text:span></text:p>
      <text:p text:style-name="Text_20_body">            <text:span text:style-name="T14">D[x][i] = D[x - </text:span><text:span text:style-name="T13">1</text:span><text:span text:style-name="T14">][i + shift];</text:span></text:p>
      <text:p text:style-name="Text_20_body">        <text:span text:style-name="T14">k = </text:span><text:span text:style-name="T13">0</text:span><text:span text:style-name="T14">;</text:span></text:p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28</text:span><text:span text:style-name="T14"> - shift; i &lt; </text:span><text:span text:style-name="T13">28</text:span><text:span text:style-name="T14">; i++)</text:span></text:p>
      <text:p text:style-name="Text_20_body">            <text:span text:style-name="T14">D[x][i] = backup[x - </text:span><text:span text:style-name="T13">1</text:span><text:span text:style-name="T14">][k++];</text:span></text:p>
      <text:p text:style-name="Text_20_body">    <text:span text:style-name="T14">}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j = </text:span><text:span text:style-name="T13">0</text:span><text:span text:style-name="T14">; j &lt; </text:span><text:span text:style-name="T13">17</text:span><text:span text:style-name="T14">; j++) </text:span></text:p>
      <text:p text:style-name="Text_20_body">    <text:span text:style-name="T14">{</text:span></text:p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28</text:span><text:span text:style-name="T14">; i++)</text:span></text:p>
      <text:p text:style-name="Text_20_body">            <text:span text:style-name="T14">CD[j][i] = C[j][i];</text:span></text:p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28</text:span><text:span text:style-name="T14">; i &lt; </text:span><text:span text:style-name="T13">56</text:span><text:span text:style-name="T14">; i++)</text:span></text:p>
      <text:p text:style-name="Text_20_body">            <text:span text:style-name="T14">CD[j][i] = D[j][i - </text:span><text:span text:style-name="T13">28</text:span><text:span text:style-name="T14">];</text:span></text:p>
      <text:p text:style-name="Text_20_body">    <text:span text:style-name="T14">}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j = </text:span><text:span text:style-name="T13">1</text:span><text:span text:style-name="T14">; j &lt; </text:span><text:span text:style-name="T13">17</text:span><text:span text:style-name="T14">; j++)</text:span></text:p>
      <text:p text:style-name="Text_20_body">    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</text:span><text:span text:style-name="T13">56</text:span><text:span text:style-name="T14">; i++)</text:span></text:p>
      <text:p text:style-name="Text_20_body">            <text:span text:style-name="T8">key56to48</text:span><text:span text:style-name="T14">(j, i, CD[j][i]);</text:span></text:p>
      <text:p text:style-name="Text_20_body">}</text:p>
      <text:p text:style-name="Text_20_body"><text:soft-page-break/></text:p>
      <text:p text:style-name="Text_20_body"><text:span text:style-name="T5">void</text:span> <text:span text:style-name="T7">decrypt</text:span>(<text:span text:style-name="T5">long</text:span> <text:span text:style-name="T5">int</text:span> n)</text:p>
      <text:p text:style-name="Text_20_body">{</text:p>
      <text:p text:style-name="Text_20_body">    <text:span text:style-name="T14">FILE* in = </text:span><text:span text:style-name="T8">fopen</text:span><text:span text:style-name="T14">(</text:span><text:span text:style-name="T4">"cipher.txt"</text:span><text:span text:style-name="T14">, </text:span><text:span text:style-name="T4">"rb"</text:span><text:span text:style-name="T14">);</text:span></text:p>
      <text:p text:style-name="Text_20_body">    <text:span text:style-name="T6">long</text:span><text:span text:style-name="T14"> </text:span><text:span text:style-name="T6">int</text:span><text:span text:style-name="T14"> plain[n * </text:span><text:span text:style-name="T13">64</text:span><text:span text:style-name="T14">];</text:span></text:p>
      <text:p text:style-name="Text_20_body">    <text:span text:style-name="T6">int</text:span><text:span text:style-name="T14"> i = -</text:span><text:span text:style-name="T13">1</text:span><text:span text:style-name="T14">;</text:span></text:p>
      <text:p text:style-name="Text_20_body">    <text:span text:style-name="T6">char</text:span><text:span text:style-name="T14"> ch;</text:span></text:p>
      <text:p text:style-name="Text_20_body"/>
      <text:p text:style-name="Text_20_body">    <text:span text:style-name="T2">while</text:span><text:span text:style-name="T14"> (!</text:span><text:span text:style-name="T8">feof</text:span><text:span text:style-name="T14">(in)) </text:span></text:p>
      <text:p text:style-name="Text_20_body">    <text:span text:style-name="T14">{</text:span></text:p>
      <text:p text:style-name="Text_20_body">        <text:span text:style-name="T14">ch = </text:span><text:span text:style-name="T8">getc</text:span><text:span text:style-name="T14">(in);</text:span></text:p>
      <text:p text:style-name="Text_20_body">        <text:span text:style-name="T14">plain[++i] = ch - </text:span><text:span text:style-name="T13">48</text:span><text:span text:style-name="T14">;</text:span></text:p>
      <text:p text:style-name="Text_20_body">    <text:span text:style-name="T14">}</text:span></text:p>
      <text:p text:style-name="Text_20_body">    </text:p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n; i++) </text:span></text:p>
      <text:p text:style-name="Text_20_body">    <text:span text:style-name="T14">{</text:span></text:p>
      <text:p text:style-name="Text_20_body">        <text:span text:style-name="T8">Decryption</text:span><text:span text:style-name="T14">(plain + i * </text:span><text:span text:style-name="T13">64</text:span><text:span text:style-name="T14">);</text:span></text:p>
      <text:p text:style-name="Text_20_body">        <text:span text:style-name="T8">bittochar</text:span><text:span text:style-name="T14">();</text:span></text:p>
      <text:p text:style-name="Text_20_body">    <text:span text:style-name="T14">}</text:span></text:p>
      <text:p text:style-name="Text_20_body">    <text:span text:style-name="T8">fclose</text:span><text:span text:style-name="T14">(in);</text:span></text:p>
      <text:p text:style-name="Text_20_body">}</text:p>
      <text:p text:style-name="Text_20_body"/>
      <text:p text:style-name="Text_20_body"><text:span text:style-name="T5">void</text:span> <text:span text:style-name="T7">encrypt</text:span>(<text:span text:style-name="T5">long</text:span> <text:span text:style-name="T5">int</text:span> n)</text:p>
      <text:p text:style-name="Text_20_body">{</text:p>
      <text:p text:style-name="Text_20_body">    <text:span text:style-name="T14">FILE* in = </text:span><text:span text:style-name="T8">fopen</text:span><text:span text:style-name="T14">(</text:span><text:span text:style-name="T4">"bits.txt"</text:span><text:span text:style-name="T14">, </text:span><text:span text:style-name="T4">"rb"</text:span><text:span text:style-name="T14">);</text:span></text:p>
      <text:p text:style-name="Text_20_body"/>
      <text:p text:style-name="Text_20_body">    <text:span text:style-name="T6">long</text:span><text:span text:style-name="T14"> </text:span><text:span text:style-name="T6">int</text:span><text:span text:style-name="T14"> plain[n * </text:span><text:span text:style-name="T13">64</text:span><text:span text:style-name="T14">];</text:span></text:p>
      <text:p text:style-name="Text_20_body">    <text:span text:style-name="T6">int</text:span><text:span text:style-name="T14"> i = -</text:span><text:span text:style-name="T13">1</text:span><text:span text:style-name="T14">;</text:span></text:p>
      <text:p text:style-name="Text_20_body">    <text:span text:style-name="T6">char</text:span><text:span text:style-name="T14"> ch;</text:span></text:p>
      <text:p text:style-name="Text_20_body"/>
      <text:p text:style-name="Text_20_body"><text:soft-page-break/>    <text:span text:style-name="T2">while</text:span><text:span text:style-name="T14"> (!</text:span><text:span text:style-name="T8">feof</text:span><text:span text:style-name="T14">(in)) </text:span></text:p>
      <text:p text:style-name="Text_20_body">    <text:span text:style-name="T14">{</text:span></text:p>
      <text:p text:style-name="Text_20_body">        <text:span text:style-name="T14">ch = </text:span><text:span text:style-name="T8">getc</text:span><text:span text:style-name="T14">(in);</text:span></text:p>
      <text:p text:style-name="Text_20_body">        <text:span text:style-name="T14">plain[++i] = ch - </text:span><text:span text:style-name="T13">48</text:span><text:span text:style-name="T14">;</text:span></text:p>
      <text:p text:style-name="Text_20_body">    <text:span text:style-name="T14">}</text:span></text:p>
      <text:p text:style-name="Text_20_body"/>
      <text:p text:style-name="Text_20_body">    <text:span text:style-name="T2">for</text:span><text:span text:style-name="T14"> (</text:span><text:span text:style-name="T6">int</text:span><text:span text:style-name="T14"> i = </text:span><text:span text:style-name="T13">0</text:span><text:span text:style-name="T14">; i &lt; n; i++)</text:span></text:p>
      <text:p text:style-name="Text_20_body">        <text:span text:style-name="T8">Encryption</text:span><text:span text:style-name="T14">(plain + </text:span><text:span text:style-name="T13">64</text:span><text:span text:style-name="T14"> * i);</text:span></text:p>
      <text:p text:style-name="Text_20_body"/>
      <text:p text:style-name="Text_20_body">    <text:span text:style-name="T8">fclose</text:span><text:span text:style-name="T14">(in);</text:span></text:p>
      <text:p text:style-name="Text_20_body">}</text:p>
      <text:p text:style-name="Text_20_body"/>
      <text:p text:style-name="Text_20_body"><text:span text:style-name="T5">void</text:span> <text:span text:style-name="T7">create16Keys</text:span>()</text:p>
      <text:p text:style-name="Text_20_body">{</text:p>
      <text:p text:style-name="Text_20_body">    <text:span text:style-name="T14">FILE* pt = </text:span><text:span text:style-name="T8">fopen</text:span><text:span text:style-name="T14">(</text:span><text:span text:style-name="T4">"key.txt"</text:span><text:span text:style-name="T14">, </text:span><text:span text:style-name="T4">"rb"</text:span><text:span text:style-name="T14">);</text:span></text:p>
      <text:p text:style-name="Text_20_body">    <text:span text:style-name="T6">unsigned</text:span><text:span text:style-name="T14"> </text:span><text:span text:style-name="T6">int</text:span><text:span text:style-name="T14"> key[</text:span><text:span text:style-name="T13">64</text:span><text:span text:style-name="T14">];</text:span></text:p>
      <text:p text:style-name="Text_20_body">    <text:span text:style-name="T6">int</text:span><text:span text:style-name="T14"> i = </text:span><text:span text:style-name="T13">0</text:span><text:span text:style-name="T14">, ch;</text:span></text:p>
      <text:p text:style-name="Text_20_body"/>
      <text:p text:style-name="Text_20_body">    <text:span text:style-name="T2">while</text:span><text:span text:style-name="T14"> (!</text:span><text:span text:style-name="T8">feof</text:span><text:span text:style-name="T14">(pt)) </text:span></text:p>
      <text:p text:style-name="Text_20_body">    <text:span text:style-name="T14">{</text:span></text:p>
      <text:p text:style-name="Text_20_body">        <text:span text:style-name="T14">ch = </text:span><text:span text:style-name="T8">getc</text:span><text:span text:style-name="T14">(pt);</text:span></text:p>
      <text:p text:style-name="Text_20_body">        <text:span text:style-name="T14">key[i++] = ch - </text:span><text:span text:style-name="T13">48</text:span><text:span text:style-name="T14">;</text:span></text:p>
      <text:p text:style-name="Text_20_body">    <text:span text:style-name="T14">}</text:span></text:p>
      <text:p text:style-name="Text_20_body"/>
      <text:p text:style-name="Text_20_body">    <text:span text:style-name="T8">key64to48</text:span><text:span text:style-name="T14">(key);</text:span></text:p>
      <text:p text:style-name="Text_20_body">    <text:span text:style-name="T8">fclose</text:span><text:span text:style-name="T14">(pt);</text:span></text:p>
      <text:p text:style-name="Text_20_body">}</text:p>
      <text:p text:style-name="Text_20_body"/>
      <text:p text:style-name="Text_20_body"><text:span text:style-name="T5">long</text:span> <text:span text:style-name="T5">int</text:span> <text:span text:style-name="T7">findFileSize</text:span>()</text:p>
      <text:p text:style-name="Text_20_body">{</text:p>
      <text:p text:style-name="Text_20_body"><text:soft-page-break/>    <text:span text:style-name="T14">FILE* inp = </text:span><text:span text:style-name="T8">fopen</text:span><text:span text:style-name="T14">(</text:span><text:span text:style-name="T4">"input.txt"</text:span><text:span text:style-name="T14">, </text:span><text:span text:style-name="T4">"rb"</text:span><text:span text:style-name="T14">);</text:span></text:p>
      <text:p text:style-name="Text_20_body">    <text:span text:style-name="T6">long</text:span><text:span text:style-name="T14"> </text:span><text:span text:style-name="T6">int</text:span><text:span text:style-name="T14"> size;</text:span></text:p>
      <text:p text:style-name="Text_20_body">    <text:span text:style-name="T2">if</text:span><text:span text:style-name="T14"> (</text:span><text:span text:style-name="T8">fseek</text:span><text:span text:style-name="T14">(inp, </text:span><text:span text:style-name="T13">0L</text:span><text:span text:style-name="T14">, SEEK_END))</text:span></text:p>
      <text:p text:style-name="Text_20_body">        <text:span text:style-name="T8">perror</text:span><text:span text:style-name="T14">(</text:span><text:span text:style-name="T4">"fseek() failed"</text:span><text:span text:style-name="T14">);</text:span></text:p>
      <text:p text:style-name="Text_20_body">    <text:span text:style-name="T2">else</text:span><text:span text:style-name="T14"> </text:span><text:span text:style-name="T10">// size will contain no. of chars in input file.</text:span></text:p>
      <text:p text:style-name="Text_20_body">        <text:span text:style-name="T14">size = </text:span><text:span text:style-name="T8">ftell</text:span><text:span text:style-name="T14">(inp);</text:span></text:p>
      <text:p text:style-name="Text_20_body">    <text:span text:style-name="T8">fclose</text:span><text:span text:style-name="T14">(inp);</text:span></text:p>
      <text:p text:style-name="Text_20_body"/>
      <text:p text:style-name="Text_20_body">    <text:span text:style-name="T2">return</text:span><text:span text:style-name="T14"> size;</text:span></text:p>
      <text:p text:style-name="Text_20_body">}</text:p>
      <text:p text:style-name="Text_20_body"/>
      <text:p text:style-name="Text_20_body"><text:span text:style-name="T5">int</text:span> <text:span text:style-name="T7">main</text:span>()</text:p>
      <text:p text:style-name="Text_20_body">{</text:p>
      <text:p text:style-name="Text_20_body">    <text:span text:style-name="T10">// destroy contents of these files (from previous runs, if any)</text:span></text:p>
      <text:p text:style-name="Text_20_body">    <text:span text:style-name="T14">out = </text:span><text:span text:style-name="T8">fopen</text:span><text:span text:style-name="T14">(</text:span><text:span text:style-name="T4">"result.txt"</text:span><text:span text:style-name="T14">, </text:span><text:span text:style-name="T4">"wb+"</text:span><text:span text:style-name="T14">);</text:span></text:p>
      <text:p text:style-name="Text_20_body">    <text:span text:style-name="T8">fclose</text:span><text:span text:style-name="T14">(out);</text:span></text:p>
      <text:p text:style-name="Text_20_body">    <text:span text:style-name="T14">out = </text:span><text:span text:style-name="T8">fopen</text:span><text:span text:style-name="T14">(</text:span><text:span text:style-name="T4">"decrypted.txt"</text:span><text:span text:style-name="T14">, </text:span><text:span text:style-name="T4">"wb+"</text:span><text:span text:style-name="T14">);</text:span></text:p>
      <text:p text:style-name="Text_20_body">    <text:span text:style-name="T8">fclose</text:span><text:span text:style-name="T14">(out);</text:span></text:p>
      <text:p text:style-name="Text_20_body">    <text:span text:style-name="T14">out = </text:span><text:span text:style-name="T8">fopen</text:span><text:span text:style-name="T14">(</text:span><text:span text:style-name="T4">"cipher.txt"</text:span><text:span text:style-name="T14">, </text:span><text:span text:style-name="T4">"wb+"</text:span><text:span text:style-name="T14">);</text:span></text:p>
      <text:p text:style-name="Text_20_body">    <text:span text:style-name="T8">fclose</text:span><text:span text:style-name="T14">(out);</text:span></text:p>
      <text:p text:style-name="Text_20_body"/>
      <text:p text:style-name="Text_20_body">    <text:span text:style-name="T8">create16Keys</text:span><text:span text:style-name="T14">();</text:span></text:p>
      <text:p text:style-name="Text_20_body"/>
      <text:p text:style-name="Text_20_body">    <text:span text:style-name="T6">long</text:span><text:span text:style-name="T14"> </text:span><text:span text:style-name="T6">int</text:span><text:span text:style-name="T14"> n = </text:span><text:span text:style-name="T8">findFileSize</text:span><text:span text:style-name="T14">() / </text:span><text:span text:style-name="T13">8</text:span><text:span text:style-name="T14">;</text:span></text:p>
      <text:p text:style-name="Text_20_body"/>
      <text:p text:style-name="Text_20_body">    <text:span text:style-name="T8">convertCharToBit</text:span><text:span text:style-name="T14">(n);</text:span></text:p>
      <text:p text:style-name="Text_20_body"/>
      <text:p text:style-name="Text_20_body">    <text:span text:style-name="T8">encrypt</text:span><text:span text:style-name="T14">(n);</text:span></text:p>
      <text:p text:style-name="Text_20_body">    <text:span text:style-name="T8">decrypt</text:span><text:span text:style-name="T14">(n);</text:span></text:p>
      <text:p text:style-name="Text_20_body"/>
      <text:p text:style-name="Text_20_body"><text:soft-page-break/>    <text:span text:style-name="T2">return</text:span><text:span text:style-name="T14"> </text:span><text:span text:style-name="T13">0</text:span><text:span text:style-name="T14">;</text:span></text:p>
      <text:p text:style-name="Text_20_body">}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14:26.192409690</meta:creation-date>
    <dc:date>2019-04-27T14:19:09.174459300</dc:date>
    <meta:editing-duration>PT14M2S</meta:editing-duration>
    <meta:editing-cycles>1</meta:editing-cycles>
    <meta:document-statistic meta:table-count="0" meta:image-count="1" meta:object-count="0" meta:page-count="21" meta:paragraph-count="523" meta:word-count="2354" meta:character-count="12025" meta:non-whitespace-character-count="8153"/>
    <meta:generator>LibreOffice/6.0.7.3$Linux_X86_64 LibreOffice_project/00m0$Build-3</meta:generator>
  </office:meta>
</office:document-meta>
</file>